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3.21cm"/>
    </style:style>
    <style:style style:name="co5" style:family="table-column">
      <style:table-column-properties fo:break-before="auto" style:column-width="7.874cm"/>
    </style:style>
    <style:style style:name="co6" style:family="table-column">
      <style:table-column-properties fo:break-before="auto" style:column-width="5.445cm"/>
    </style:style>
    <style:style style:name="co7" style:family="table-column">
      <style:table-column-properties fo:break-before="auto" style:column-width="6.867cm"/>
    </style:style>
    <style:style style:name="co8" style:family="table-column">
      <style:table-column-properties fo:break-before="auto" style:column-width="42.1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Latitudezoomee</text:p>
          </table:table-cell>
          <table:table-cell office:value-type="string">
            <text:p>Longitudezoomee</text:p>
          </table:table-cell>
          <table:table-cell office:value-type="string">
            <text:p>REFERENCE</text:p>
          </table:table-cell>
          <table:table-cell office:value-type="string">
            <text:p>Région</text:p>
          </table:table-cell>
          <table:table-cell office:value-type="string">
            <text:p>Commune</text:p>
          </table:table-cell>
          <table:table-cell office:value-type="string">
            <text:p>Insee</text:p>
          </table:table-cell>
          <table:table-cell office:value-type="string">
            <text:p>Catégorie</text:p>
          </table:table-cell>
          <table:table-cell office:value-type="string">
            <text:p>Désignation</text:p>
          </table:table-cell>
          <table:table-cell office:value-type="string">
            <text:p>Propriétaire</text:p>
          </table:table-cell>
          <table:table-cell office:value-type="string">
            <text:p>Description</text:p>
          </table:table-cell>
          <table:table-cell office:value-type="string">
            <text:p>Année de découverte/création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533">
            <text:p>533</text:p>
          </table:table-cell>
          <table:table-cell office:value-type="float" office:value="752">
            <text:p>752</text:p>
          </table:table-cell>
          <table:table-cell office:value-type="float" office:value="533">
            <text:p>533</text:p>
          </table:table-cell>
          <table:table-cell office:value-type="string">
            <text:p>Vier0</text:p>
          </table:table-cell>
          <table:table-cell office:value-type="string">
            <text:p>Eriador</text:p>
          </table:table-cell>
          <table:table-cell table:number-columns-repeated="3"/>
          <table:table-cell office:value-type="string">
            <text:p>Angmar</text:p>
          </table:table-cell>
          <table:table-cell office:value-type="string">
            <text:p>Le roi-sorcier seigneur nazgul</text:p>
          </table:table-cell>
          <table:table-cell/>
          <table:table-cell office:value-type="float" office:value="5400">
            <text:p>5400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3">
            <text:p>533</text:p>
          </table:table-cell>
          <table:table-cell office:value-type="float" office:value="350">
            <text:p>350</text:p>
          </table:table-cell>
          <table:table-cell office:value-type="float" office:value="586">
            <text:p>586</text:p>
          </table:table-cell>
          <table:table-cell office:value-type="string">
            <text:p>Au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Auberge</text:p>
          </table:table-cell>
          <table:table-cell office:value-type="string">
            <text:p>Auberge du roi-sorcier</text:p>
          </table:table-cell>
          <table:table-cell office:value-type="string">
            <text:p>Le roi-sorcier seigneur nazgul</text:p>
          </table:table-cell>
          <table:table-cell office:value-type="string">
            <text:p>Auberge sur la chaîne de montagne ouest de l'ouest d'angmar </text:p>
          </table:table-cell>
          <table:table-cell office:value-type="float" office:value="5402">
            <text:p>5402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3">
            <text:p>533</text:p>
          </table:table-cell>
          <table:table-cell office:value-type="float" office:value="430">
            <text:p>430</text:p>
          </table:table-cell>
          <table:table-cell office:value-type="float" office:value="579">
            <text:p>579</text:p>
          </table:table-cell>
          <table:table-cell office:value-type="string">
            <text:p>Au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Auberge</text:p>
          </table:table-cell>
          <table:table-cell office:value-type="string">
            <text:p>Auberge du conseiller</text:p>
          </table:table-cell>
          <table:table-cell office:value-type="string">
            <text:p>Nazguls</text:p>
          </table:table-cell>
          <table:table-cell office:value-type="string">
            <text:p>Fait face à l'auberge du roi-sorcier</text:p>
          </table:table-cell>
          <table:table-cell office:value-type="float" office:value="5411">
            <text:p>5411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580">
            <text:p>580</text:p>
          </table:table-cell>
          <table:table-cell office:value-type="float" office:value="550">
            <text:p>550</text:p>
          </table:table-cell>
          <table:table-cell office:value-type="string">
            <text:p>Au2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Auberge</text:p>
          </table:table-cell>
          <table:table-cell office:value-type="string">
            <text:p>Auberge de l'exil</text:p>
          </table:table-cell>
          <table:table-cell office:value-type="string">
            <text:p>Nazguls</text:p>
          </table:table-cell>
          <table:table-cell office:value-type="string">
            <text:p>Une auberge dans les terres inflexibles</text:p>
          </table:table-cell>
          <table:table-cell office:value-type="float" office:value="5402">
            <text:p>5402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7">
            <text:p>537</text:p>
          </table:table-cell>
          <table:table-cell office:value-type="float" office:value="555">
            <text:p>555</text:p>
          </table:table-cell>
          <table:table-cell office:value-type="float" office:value="590">
            <text:p>590</text:p>
          </table:table-cell>
          <table:table-cell office:value-type="string">
            <text:p>Ca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u centre-angmar</text:p>
          </table:table-cell>
          <table:table-cell office:value-type="string">
            <text:p>Nazguls</text:p>
          </table:table-cell>
          <table:table-cell office:value-type="string">
            <text:p>Campement balchorth</text:p>
          </table:table-cell>
          <table:table-cell office:value-type="string">
            <text:p>???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21">
            <text:p>521</text:p>
          </table:table-cell>
          <table:table-cell office:value-type="float" office:value="323">
            <text:p>323</text:p>
          </table:table-cell>
          <table:table-cell office:value-type="float" office:value="700">
            <text:p>700</text:p>
          </table:table-cell>
          <table:table-cell office:value-type="string">
            <text:p>Ca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clandestin</text:p>
          </table:table-cell>
          <table:table-cell office:value-type="string">
            <text:p>Nazguls</text:p>
          </table:table-cell>
          <table:table-cell office:value-type="string">
            <text:p>Campement de mercenaires</text:p>
          </table:table-cell>
          <table:table-cell office:value-type="string">
            <text:p>???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21">
            <text:p>521</text:p>
          </table:table-cell>
          <table:table-cell office:value-type="float" office:value="438">
            <text:p>438</text:p>
          </table:table-cell>
          <table:table-cell office:value-type="float" office:value="707">
            <text:p>707</text:p>
          </table:table-cell>
          <table:table-cell office:value-type="string">
            <text:p>Ca2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clandestin</text:p>
          </table:table-cell>
          <table:table-cell office:value-type="string">
            <text:p>Nazguls</text:p>
          </table:table-cell>
          <table:table-cell office:value-type="string">
            <text:p>Campement de mercenaires</text:p>
          </table:table-cell>
          <table:table-cell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1">
            <text:p>531</text:p>
          </table:table-cell>
          <table:table-cell office:value-type="float" office:value="329">
            <text:p>329</text:p>
          </table:table-cell>
          <table:table-cell office:value-type="float" office:value="763">
            <text:p>763</text:p>
          </table:table-cell>
          <table:table-cell office:value-type="string">
            <text:p>Fo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Forêt</text:p>
          </table:table-cell>
          <table:table-cell office:value-type="string">
            <text:p>Forêt de l'Ekc</text:p>
          </table:table-cell>
          <table:table-cell office:value-type="string">
            <text:p>Nazguls</text:p>
          </table:table-cell>
          <table:table-cell office:value-type="string">
            <text:p>Une forêt dense dans les montagnes </text:p>
          </table:table-cell>
          <table:table-cell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38">
            <text:p>538</text:p>
          </table:table-cell>
          <table:table-cell office:value-type="float" office:value="655">
            <text:p>655</text:p>
          </table:table-cell>
          <table:table-cell office:value-type="float" office:value="716">
            <text:p>716</text:p>
          </table:table-cell>
          <table:table-cell office:value-type="string">
            <text:p>Fo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Forêt</text:p>
          </table:table-cell>
          <table:table-cell office:value-type="string">
            <text:p>Forêt du Maethad</text:p>
          </table:table-cell>
          <table:table-cell office:value-type="string">
            <text:p>Nazguls</text:p>
          </table:table-cell>
          <table:table-cell office:value-type="string">
            <text:p>Une forêt de plaine où des voleurs se cachent</text:p>
          </table:table-cell>
          <table:table-cell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8">
            <text:p>538</text:p>
          </table:table-cell>
          <table:table-cell office:value-type="float" office:value="674">
            <text:p>674</text:p>
          </table:table-cell>
          <table:table-cell office:value-type="float" office:value="625">
            <text:p>625</text:p>
          </table:table-cell>
          <table:table-cell office:value-type="string">
            <text:p>Mo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Montagne</text:p>
          </table:table-cell>
          <table:table-cell office:value-type="string">
            <text:p>Montagne de Gorothlad</text:p>
          </table:table-cell>
          <table:table-cell office:value-type="string">
            <text:p>Nazguls</text:p>
          </table:table-cell>
          <table:table-cell office:value-type="string">
            <text:p>La plus grande montagne d'Angmar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7">
            <text:p>537</text:p>
          </table:table-cell>
          <table:table-cell office:value-type="float" office:value="359">
            <text:p>359</text:p>
          </table:table-cell>
          <table:table-cell office:value-type="float" office:value="577">
            <text:p>577</text:p>
          </table:table-cell>
          <table:table-cell office:value-type="string">
            <text:p>Lo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Angmar</text:p>
          </table:table-cell>
          <table:table-cell office:value-type="string">
            <text:p>Nazguls</text:p>
          </table:table-cell>
          <table:table-cell office:value-type="string">
            <text:p>Une location de chevaux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5">
            <text:p>535</text:p>
          </table:table-cell>
          <table:table-cell office:value-type="float" office:value="577">
            <text:p>577</text:p>
          </table:table-cell>
          <table:table-cell office:value-type="float" office:value="518">
            <text:p>518</text:p>
          </table:table-cell>
          <table:table-cell office:value-type="string">
            <text:p>Lo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Hithaeglir</text:p>
          </table:table-cell>
          <table:table-cell office:value-type="string">
            <text:p>Nazguls</text:p>
          </table:table-cell>
          <table:table-cell office:value-type="string">
            <text:p>Une location de chevaux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4">
            <text:p>534</text:p>
          </table:table-cell>
          <table:table-cell office:value-type="float" office:value="546">
            <text:p>546</text:p>
          </table:table-cell>
          <table:table-cell office:value-type="float" office:value="650">
            <text:p>650</text:p>
          </table:table-cell>
          <table:table-cell office:value-type="string">
            <text:p>Po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Nazguls</text:p>
          </table:table-cell>
          <table:table-cell office:value-type="string">
            <text:p>Un puits de mana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21">
            <text:p>521</text:p>
          </table:table-cell>
          <table:table-cell office:value-type="float" office:value="426">
            <text:p>426</text:p>
          </table:table-cell>
          <table:table-cell office:value-type="float" office:value="710">
            <text:p>710</text:p>
          </table:table-cell>
          <table:table-cell office:value-type="string">
            <text:p>Po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Nazguls</text:p>
          </table:table-cell>
          <table:table-cell office:value-type="string">
            <text:p>Un puits de mana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5">
            <text:p>535</text:p>
          </table:table-cell>
          <table:table-cell office:value-type="float" office:value="426">
            <text:p>426</text:p>
          </table:table-cell>
          <table:table-cell office:value-type="float" office:value="578">
            <text:p>578</text:p>
          </table:table-cell>
          <table:table-cell office:value-type="string">
            <text:p>Po2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Nazguls</text:p>
          </table:table-cell>
          <table:table-cell office:value-type="string">
            <text:p>Un puits de mana 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2">
            <text:p>532</text:p>
          </table:table-cell>
          <table:table-cell office:value-type="float" office:value="450">
            <text:p>450</text:p>
          </table:table-cell>
          <table:table-cell office:value-type="float" office:value="578">
            <text:p>578</text:p>
          </table:table-cell>
          <table:table-cell office:value-type="string">
            <text:p>Ho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Nazguls</text:p>
          </table:table-cell>
          <table:table-cell office:value-type="string">
            <text:p>Un puits de vie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4">
            <text:p>534</text:p>
          </table:table-cell>
          <table:table-cell office:value-type="float" office:value="434">
            <text:p>434</text:p>
          </table:table-cell>
          <table:table-cell office:value-type="float" office:value="709">
            <text:p>709</text:p>
          </table:table-cell>
          <table:table-cell office:value-type="string">
            <text:p>Ho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Nazguls</text:p>
          </table:table-cell>
          <table:table-cell office:value-type="string">
            <text:p>Un puits de vie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5">
            <text:p>535</text:p>
          </table:table-cell>
          <table:table-cell office:value-type="float" office:value="534">
            <text:p>534</text:p>
          </table:table-cell>
          <table:table-cell office:value-type="float" office:value="642">
            <text:p>642</text:p>
          </table:table-cell>
          <table:table-cell office:value-type="string">
            <text:p>Ho2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Nazguls</text:p>
          </table:table-cell>
          <table:table-cell office:value-type="string">
            <text:p>Un puits de vie</text:p>
          </table:table-cell>
          <table:table-cell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37">
            <text:p>537</text:p>
          </table:table-cell>
          <table:table-cell office:value-type="float" office:value="637">
            <text:p>637</text:p>
          </table:table-cell>
          <table:table-cell office:value-type="float" office:value="756">
            <text:p>756</text:p>
          </table:table-cell>
          <table:table-cell office:value-type="string">
            <text:p>Ho3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Nazguls</text:p>
          </table:table-cell>
          <table:table-cell office:value-type="string">
            <text:p>Un puits de vie</text:p>
          </table:table-cell>
          <table:table-cell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6">
            <text:p>536</text:p>
          </table:table-cell>
          <table:table-cell office:value-type="float" office:value="578">
            <text:p>578</text:p>
          </table:table-cell>
          <table:table-cell office:value-type="float" office:value="642">
            <text:p>642</text:p>
          </table:table-cell>
          <table:table-cell office:value-type="string">
            <text:p>Vier1</text:p>
          </table:table-cell>
          <table:table-cell office:value-type="string">
            <text:p>Eriador</text:p>
          </table:table-cell>
          <table:table-cell table:number-columns-repeated="3"/>
          <table:table-cell office:value-type="string">
            <text:p>Comté</text:p>
          </table:table-cell>
          <table:table-cell table:number-columns-repeated="2"/>
          <table:table-cell office:value-type="float" office:value="7100">
            <text:p>7100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64">
            <text:p>564</text:p>
          </table:table-cell>
          <table:table-cell office:value-type="float" office:value="606">
            <text:p>606</text:p>
          </table:table-cell>
          <table:table-cell office:value-type="float" office:value="658">
            <text:p>658</text:p>
          </table:table-cell>
          <table:table-cell office:value-type="string">
            <text:p>Au3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Auberge</text:p>
          </table:table-cell>
          <table:table-cell office:value-type="string">
            <text:p>Auberge du dragon vert</text:p>
          </table:table-cell>
          <table:table-cell office:value-type="string">
            <text:p>Hobbits</text:p>
          </table:table-cell>
          <table:table-cell office:value-type="string">
            <text:p>L'auberge qui fait la réputation du village de Lezeau ville théâtre de la plus grande bataille du Comté</text:p>
          </table:table-cell>
          <table:table-cell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74">
            <text:p>574</text:p>
          </table:table-cell>
          <table:table-cell office:value-type="float" office:value="630">
            <text:p>630</text:p>
          </table:table-cell>
          <table:table-cell office:value-type="float" office:value="658">
            <text:p>658</text:p>
          </table:table-cell>
          <table:table-cell office:value-type="string">
            <text:p>Ba0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Bataille</text:p>
          </table:table-cell>
          <table:table-cell office:value-type="string">
            <text:p>Bataille de Lezeau</text:p>
          </table:table-cell>
          <table:table-cell office:value-type="string">
            <text:p>Hobbits</text:p>
          </table:table-cell>
          <table:table-cell office:value-type="string">
            <text:p>La plus grande bataille du Comté opposant les hommes de Saroumane contre les hobbits qui se révoltent contre l'oppression de celui-ci sous l'impulsion des quatres Hobbits de la fraternité de l'Anneau</text:p>
          </table:table-cell>
          <table:table-cell office:value-type="float" office:value="3019">
            <text:p>3019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office:value-type="float" office:value="552">
            <text:p>552</text:p>
          </table:table-cell>
          <table:table-cell office:value-type="float" office:value="531">
            <text:p>531</text:p>
          </table:table-cell>
          <table:table-cell office:value-type="string">
            <text:p>Fo2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de Bindbole</text:p>
          </table:table-cell>
          <table:table-cell office:value-type="string">
            <text:p>Hobbits</text:p>
          </table:table-cell>
          <table:table-cell office:value-type="string">
            <text:p>Il existe un véritable lieu en angleterre dont cette forêt est inspirée (Bindbole wood)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office:value-type="float" office:value="674">
            <text:p>674</text:p>
          </table:table-cell>
          <table:table-cell office:value-type="float" office:value="495">
            <text:p>495</text:p>
          </table:table-cell>
          <table:table-cell office:value-type="string">
            <text:p>Fo3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des Champs verts</text:p>
          </table:table-cell>
          <table:table-cell office:value-type="string">
            <text:p>Hobbits</text:p>
          </table:table-cell>
          <table:table-cell office:value-type="string">
            <text:p>Une forêt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761">
            <text:p>761</text:p>
          </table:table-cell>
          <table:table-cell office:value-type="float" office:value="615">
            <text:p>615</text:p>
          </table:table-cell>
          <table:table-cell office:value-type="string">
            <text:p>Fo4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des Champs du pont</text:p>
          </table:table-cell>
          <table:table-cell office:value-type="string">
            <text:p>Hobbits</text:p>
          </table:table-cell>
          <table:table-cell office:value-type="string">
            <text:p>Les Champs du Pont sont situés entre Blancs Sillons et le Brandivin le long du cours de l'Eau.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office:value-type="float" office:value="796">
            <text:p>796</text:p>
          </table:table-cell>
          <table:table-cell office:value-type="float" office:value="736">
            <text:p>736</text:p>
          </table:table-cell>
          <table:table-cell office:value-type="string">
            <text:p>Fo5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maraisque</text:p>
          </table:table-cell>
          <table:table-cell office:value-type="string">
            <text:p>Hobbits</text:p>
          </table:table-cell>
          <table:table-cell office:value-type="string">
            <text:p>Une forêt</text:p>
          </table:table-cell>
          <table:table-cell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1">
            <text:p>541</text:p>
          </table:table-cell>
          <table:table-cell office:value-type="float" office:value="529">
            <text:p>529</text:p>
          </table:table-cell>
          <table:table-cell office:value-type="float" office:value="717">
            <text:p>717</text:p>
          </table:table-cell>
          <table:table-cell office:value-type="string">
            <text:p>Fo6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du bourg de touque</text:p>
          </table:table-cell>
          <table:table-cell office:value-type="string">
            <text:p>Hobbits</text:p>
          </table:table-cell>
          <table:table-cell office:value-type="string">
            <text:p>Une forêt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0">
            <text:p>560</text:p>
          </table:table-cell>
          <table:table-cell office:value-type="float" office:value="654">
            <text:p>654</text:p>
          </table:table-cell>
          <table:table-cell office:value-type="float" office:value="658">
            <text:p>658</text:p>
          </table:table-cell>
          <table:table-cell office:value-type="string">
            <text:p>Fo7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de lezeau</text:p>
          </table:table-cell>
          <table:table-cell office:value-type="string">
            <text:p>Hobbits</text:p>
          </table:table-cell>
          <table:table-cell office:value-type="string">
            <text:p>Une forêt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65">
            <text:p>565</text:p>
          </table:table-cell>
          <table:table-cell office:value-type="float" office:value="356">
            <text:p>356</text:p>
          </table:table-cell>
          <table:table-cell office:value-type="float" office:value="547">
            <text:p>547</text:p>
          </table:table-cell>
          <table:table-cell office:value-type="string">
            <text:p>Fl0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leuve</text:p>
          </table:table-cell>
          <table:table-cell office:value-type="string">
            <text:p>L'eau </text:p>
          </table:table-cell>
          <table:table-cell office:value-type="string">
            <text:p>Hobbits</text:p>
          </table:table-cell>
          <table:table-cell office:value-type="string">
            <text:p>L'eau est une rivière qui naît dans le quartier ouest du comté le traverse et se jette à l'est dans le Beandivin. 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office:value-type="float" office:value="582">
            <text:p>582</text:p>
          </table:table-cell>
          <table:table-cell office:value-type="float" office:value="658">
            <text:p>658</text:p>
          </table:table-cell>
          <table:table-cell office:value-type="string">
            <text:p>Vicom0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Village de Lezeau</text:p>
          </table:table-cell>
          <table:table-cell office:value-type="string">
            <text:p>Hobbits</text:p>
          </table:table-cell>
          <table:table-cell office:value-type="string">
            <text:p>Le Village de Lezeau a été théâtre de la plus grande bataille du comté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office:value-type="float" office:value="736">
            <text:p>736</text:p>
          </table:table-cell>
          <table:table-cell office:value-type="float" office:value="548">
            <text:p>548</text:p>
          </table:table-cell>
          <table:table-cell office:value-type="string">
            <text:p>Vicom1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Blaireautière</text:p>
          </table:table-cell>
          <table:table-cell office:value-type="string">
            <text:p>Hobbits</text:p>
          </table:table-cell>
          <table:table-cell office:value-type="string">
            <text:p>La bléreautière se siture à l'orée sud des villages de scarie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office:value-type="float" office:value="801">
            <text:p>801</text:p>
          </table:table-cell>
          <table:table-cell office:value-type="float" office:value="740">
            <text:p>740</text:p>
          </table:table-cell>
          <table:table-cell office:value-type="string">
            <text:p>Vicom2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Blancs scillons</text:p>
          </table:table-cell>
          <table:table-cell office:value-type="string">
            <text:p>Hobbits</text:p>
          </table:table-cell>
          <table:table-cell office:value-type="string">
            <text:p>Village du quartier est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office:value-type="float" office:value="737">
            <text:p>737</text:p>
          </table:table-cell>
          <table:table-cell office:value-type="float" office:value="634">
            <text:p>634</text:p>
          </table:table-cell>
          <table:table-cell office:value-type="string">
            <text:p>Vicom3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Gué du pont</text:p>
          </table:table-cell>
          <table:table-cell office:value-type="string">
            <text:p>Hobbits</text:p>
          </table:table-cell>
          <table:table-cell office:value-type="string">
            <text:p>Village du quartier est (aussi appellé Bollegué)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office:value-type="float" office:value="428">
            <text:p>428</text:p>
          </table:table-cell>
          <table:table-cell office:value-type="float" office:value="619">
            <text:p>619</text:p>
          </table:table-cell>
          <table:table-cell office:value-type="string">
            <text:p>Vicom4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Bourdeneuve</text:p>
          </table:table-cell>
          <table:table-cell office:value-type="string">
            <text:p>Hobbits</text:p>
          </table:table-cell>
          <table:table-cell office:value-type="string">
            <text:p>Village du quartier ouest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55">
            <text:p>555</text:p>
          </table:table-cell>
          <table:table-cell office:value-type="float" office:value="556">
            <text:p>556</text:p>
          </table:table-cell>
          <table:table-cell office:value-type="float" office:value="714">
            <text:p>714</text:p>
          </table:table-cell>
          <table:table-cell office:value-type="string">
            <text:p>Vicom5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Bourg de touque</text:p>
          </table:table-cell>
          <table:table-cell office:value-type="string">
            <text:p>Hobbits</text:p>
          </table:table-cell>
          <table:table-cell office:value-type="string">
            <text:p>Le village le plus ancien du comté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59">
            <text:p>559</text:p>
          </table:table-cell>
          <table:table-cell office:value-type="float" office:value="814">
            <text:p>814</text:p>
          </table:table-cell>
          <table:table-cell office:value-type="float" office:value="614">
            <text:p>614</text:p>
          </table:table-cell>
          <table:table-cell office:value-type="string">
            <text:p>Vicom6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Chateau brande</text:p>
          </table:table-cell>
          <table:table-cell office:value-type="string">
            <text:p>Hobbits </text:p>
          </table:table-cell>
          <table:table-cell office:value-type="string">
            <text:p>Village où habitait bilbon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69">
            <text:p>569</text:p>
          </table:table-cell>
          <table:table-cell office:value-type="float" office:value="815">
            <text:p>815</text:p>
          </table:table-cell>
          <table:table-cell office:value-type="float" office:value="523">
            <text:p>523</text:p>
          </table:table-cell>
          <table:table-cell office:value-type="string">
            <text:p>Vicom7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(ancien) Village de follogis</text:p>
          </table:table-cell>
          <table:table-cell office:value-type="string">
            <text:p>Hobbits</text:p>
          </table:table-cell>
          <table:table-cell office:value-type="string">
            <text:p>Village innondé</text:p>
          </table:table-cell>
          <table:table-cell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42">
            <text:p>542</text:p>
          </table:table-cell>
          <table:table-cell office:value-type="float" office:value="756">
            <text:p>756</text:p>
          </table:table-cell>
          <table:table-cell office:value-type="float" office:value="697">
            <text:p>697</text:p>
          </table:table-cell>
          <table:table-cell office:value-type="string">
            <text:p>Vicom8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Castelbois</text:p>
          </table:table-cell>
          <table:table-cell office:value-type="string">
            <text:p>Hobbits</text:p>
          </table:table-cell>
          <table:table-cell office:value-type="string">
            <text:p>Village du sud du Comté</text:p>
          </table:table-cell>
          <table:table-cell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2">
            <text:p>532</text:p>
          </table:table-cell>
          <table:table-cell office:value-type="float" office:value="803">
            <text:p>803</text:p>
          </table:table-cell>
          <table:table-cell office:value-type="float" office:value="675">
            <text:p>675</text:p>
          </table:table-cell>
          <table:table-cell office:value-type="string">
            <text:p>Vicom9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Stock</text:p>
          </table:table-cell>
          <table:table-cell office:value-type="string">
            <text:p>Hobbits</text:p>
          </table:table-cell>
          <table:table-cell office:value-type="string">
            <text:p>Village du quartier est</text:p>
          </table:table-cell>
          <table:table-cell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4">
            <text:p>534</text:p>
          </table:table-cell>
          <table:table-cell office:value-type="float" office:value="407">
            <text:p>407</text:p>
          </table:table-cell>
          <table:table-cell office:value-type="float" office:value="671">
            <text:p>671</text:p>
          </table:table-cell>
          <table:table-cell office:value-type="string">
            <text:p>Vicom10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Courtecave</text:p>
          </table:table-cell>
          <table:table-cell office:value-type="string">
            <text:p>Hobbits</text:p>
          </table:table-cell>
          <table:table-cell office:value-type="string">
            <text:p>Grotte où habitent certains anciens du Comté</text:p>
          </table:table-cell>
          <table:table-cell/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535">
            <text:p>535</text:p>
          </table:table-cell>
          <table:table-cell office:value-type="float" office:value="689">
            <text:p>689</text:p>
          </table:table-cell>
          <table:table-cell office:value-type="float" office:value="534">
            <text:p>534</text:p>
          </table:table-cell>
          <table:table-cell office:value-type="string">
            <text:p>Vicom11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Trou des grizards</text:p>
          </table:table-cell>
          <table:table-cell office:value-type="string">
            <text:p>Hobbits</text:p>
          </table:table-cell>
          <table:table-cell table:style-name="ce1" office:value-type="string">
            <text:p>un hameau formé d’un réseau de cavernes et de tunnels. Sa position excentrée poussa probablement Fredegar Bolger et sa bande de rebelles à s’y réfugier quand Saruman prit le contrôle de la Comté durant la Guerre de l'Anneau. </text:p>
          </table:table-cell>
          <table:table-cell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office:value-type="float" office:value="606">
            <text:p>606</text:p>
          </table:table-cell>
          <table:table-cell office:value-type="float" office:value="682">
            <text:p>682</text:p>
          </table:table-cell>
          <table:table-cell office:value-type="string">
            <text:p>Po3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 de Lézeau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740">
            <text:p>740</text:p>
          </table:table-cell>
          <table:table-cell office:value-type="float" office:value="570">
            <text:p>570</text:p>
          </table:table-cell>
          <table:table-cell office:value-type="string">
            <text:p>Po4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564">
            <text:p>564</text:p>
          </table:table-cell>
          <table:table-cell office:value-type="float" office:value="437">
            <text:p>437</text:p>
          </table:table-cell>
          <table:table-cell office:value-type="float" office:value="773">
            <text:p>773</text:p>
          </table:table-cell>
          <table:table-cell office:value-type="string">
            <text:p>Po5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 des résidences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574">
            <text:p>574</text:p>
          </table:table-cell>
          <table:table-cell office:value-type="float" office:value="582">
            <text:p>582</text:p>
          </table:table-cell>
          <table:table-cell office:value-type="float" office:value="682">
            <text:p>682</text:p>
          </table:table-cell>
          <table:table-cell office:value-type="string">
            <text:p>Ho4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 de Lézeau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office:value-type="float" office:value="461">
            <text:p>461</text:p>
          </table:table-cell>
          <table:table-cell office:value-type="float" office:value="773">
            <text:p>773</text:p>
          </table:table-cell>
          <table:table-cell office:value-type="string">
            <text:p>Ho5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 des résidences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office:value-type="float" office:value="738">
            <text:p>738</text:p>
          </table:table-cell>
          <table:table-cell office:value-type="float" office:value="574">
            <text:p>574</text:p>
          </table:table-cell>
          <table:table-cell office:value-type="string">
            <text:p>Ho6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803">
            <text:p>803</text:p>
          </table:table-cell>
          <table:table-cell office:value-type="float" office:value="722">
            <text:p>722</text:p>
          </table:table-cell>
          <table:table-cell office:value-type="string">
            <text:p>Ho7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office:value-type="float" office:value="816">
            <text:p>816</text:p>
          </table:table-cell>
          <table:table-cell office:value-type="float" office:value="747">
            <text:p>747</text:p>
          </table:table-cell>
          <table:table-cell office:value-type="string">
            <text:p>Vier2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 table:number-columns-repeated="2"/>
          <table:table-cell office:value-type="string">
            <text:p>Enedwaith</text:p>
          </table:table-cell>
          <table:table-cell table:number-columns-repeated="2"/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41">
            <text:p>541</text:p>
          </table:table-cell>
          <table:table-cell office:value-type="float" office:value="432">
            <text:p>432</text:p>
          </table:table-cell>
          <table:table-cell office:value-type="float" office:value="584">
            <text:p>584</text:p>
          </table:table-cell>
          <table:table-cell office:value-type="string">
            <text:p>Vien0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Village</text:p>
          </table:table-cell>
          <table:table-cell office:value-type="string">
            <text:p>Maur Thlhau</text:p>
          </table:table-cell>
          <table:table-cell office:value-type="string">
            <text:p>Anciennement les hommes</text:p>
          </table:table-cell>
          <table:table-cell office:value-type="string">
            <text:p>Village hobbit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0">
            <text:p>560</text:p>
          </table:table-cell>
          <table:table-cell office:value-type="float" office:value="426">
            <text:p>426</text:p>
          </table:table-cell>
          <table:table-cell office:value-type="float" office:value="758">
            <text:p>758</text:p>
          </table:table-cell>
          <table:table-cell office:value-type="string">
            <text:p>Ca3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Campement</text:p>
          </table:table-cell>
          <table:table-cell office:value-type="string">
            <text:p>Demeure du chasseur</text:p>
          </table:table-cell>
          <table:table-cell office:value-type="string">
            <text:p>Anciennement les hommes</text:p>
          </table:table-cell>
          <table:table-cell office:value-type="string">
            <text:p>Campement caché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65">
            <text:p>565</text:p>
          </table:table-cell>
          <table:table-cell office:value-type="float" office:value="730">
            <text:p>730</text:p>
          </table:table-cell>
          <table:table-cell office:value-type="float" office:value="697">
            <text:p>697</text:p>
          </table:table-cell>
          <table:table-cell office:value-type="string">
            <text:p>Ca4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s géants</text:p>
          </table:table-cell>
          <table:table-cell office:value-type="string">
            <text:p>Anciennement les hommes</text:p>
          </table:table-cell>
          <table:table-cell office:value-type="string">
            <text:p>Une zone remplie de géants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office:value-type="float" office:value="809">
            <text:p>809</text:p>
          </table:table-cell>
          <table:table-cell office:value-type="float" office:value="675">
            <text:p>675</text:p>
          </table:table-cell>
          <table:table-cell office:value-type="string">
            <text:p>Ba1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Bataille</text:p>
          </table:table-cell>
          <table:table-cell office:value-type="string">
            <text:p>Bataille de Draigoch</text:p>
          </table:table-cell>
          <table:table-cell office:value-type="string">
            <text:p>Anciennement les hommes</text:p>
          </table:table-cell>
          <table:table-cell office:value-type="string">
            <text:p>Une bataille féroce contre un dragon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office:value-type="float" office:value="766">
            <text:p>766</text:p>
          </table:table-cell>
          <table:table-cell office:value-type="float" office:value="649">
            <text:p>649</text:p>
          </table:table-cell>
          <table:table-cell office:value-type="string">
            <text:p>Mo1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Montagne</text:p>
          </table:table-cell>
          <table:table-cell office:value-type="string">
            <text:p>Pic de Nar</text:p>
          </table:table-cell>
          <table:table-cell office:value-type="string">
            <text:p>Anciennement les hommes</text:p>
          </table:table-cell>
          <table:table-cell office:value-type="string">
            <text:p>La légende raconte qu'il y aurait un livre sacré dans une grotte au sommet de cette montagne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office:value-type="float" office:value="553">
            <text:p>553</text:p>
          </table:table-cell>
          <table:table-cell office:value-type="float" office:value="724">
            <text:p>724</text:p>
          </table:table-cell>
          <table:table-cell office:value-type="string">
            <text:p>Fo8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Forêt</text:p>
          </table:table-cell>
          <table:table-cell office:value-type="string">
            <text:p>Forêt de Rivemort</text:p>
          </table:table-cell>
          <table:table-cell office:value-type="string">
            <text:p>Anciennement les hommes</text:p>
          </table:table-cell>
          <table:table-cell office:value-type="string">
            <text:p>Une forêt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office:value-type="float" office:value="478">
            <text:p>478</text:p>
          </table:table-cell>
          <table:table-cell office:value-type="float" office:value="683">
            <text:p>683</text:p>
          </table:table-cell>
          <table:table-cell office:value-type="string">
            <text:p>Fo9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Forêt</text:p>
          </table:table-cell>
          <table:table-cell office:value-type="string">
            <text:p>Forêt de Tristebois</text:p>
          </table:table-cell>
          <table:table-cell office:value-type="string">
            <text:p>Anciennement les hommes</text:p>
          </table:table-cell>
          <table:table-cell office:value-type="string">
            <text:p>Une forêt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office:value-type="float" office:value="505">
            <text:p>505</text:p>
          </table:table-cell>
          <table:table-cell office:value-type="float" office:value="595">
            <text:p>595</text:p>
          </table:table-cell>
          <table:table-cell office:value-type="string">
            <text:p>Fo10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Forêt</text:p>
          </table:table-cell>
          <table:table-cell office:value-type="string">
            <text:p>Forêt de Tristevallon</text:p>
          </table:table-cell>
          <table:table-cell office:value-type="string">
            <text:p>Anciennement les hommes</text:p>
          </table:table-cell>
          <table:table-cell office:value-type="string">
            <text:p>Une forêt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68">
            <text:p>568</text:p>
          </table:table-cell>
          <table:table-cell office:value-type="float" office:value="599">
            <text:p>599</text:p>
          </table:table-cell>
          <table:table-cell office:value-type="float" office:value="557">
            <text:p>557</text:p>
          </table:table-cell>
          <table:table-cell office:value-type="string">
            <text:p>Fo11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Forêt</text:p>
          </table:table-cell>
          <table:table-cell office:value-type="string">
            <text:p>Fordirith</text:p>
          </table:table-cell>
          <table:table-cell office:value-type="string">
            <text:p>Anciennement les hommes</text:p>
          </table:table-cell>
          <table:table-cell office:value-type="string">
            <text:p>Une forêt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2">
            <text:p>562</text:p>
          </table:table-cell>
          <table:table-cell office:value-type="float" office:value="603">
            <text:p>603</text:p>
          </table:table-cell>
          <table:table-cell office:value-type="float" office:value="651">
            <text:p>651</text:p>
          </table:table-cell>
          <table:table-cell office:value-type="string">
            <text:p>Fl1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Fleuve</text:p>
          </table:table-cell>
          <table:table-cell office:value-type="string">
            <text:p>Rivière Gathlo</text:p>
          </table:table-cell>
          <table:table-cell office:value-type="string">
            <text:p>Anciennement les hommes</text:p>
          </table:table-cell>
          <table:table-cell table:style-name="ce2" office:value-type="string">
            <text:p>Alimenté par les eaux de la Mitheithel de la Bruinen et du Glanduin qui coule vers le sud-ouest et se jette dans Belegaer. Il sépare le Minhiriath au nord de l'Enedwaith au sud. 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70">
            <text:p>570</text:p>
          </table:table-cell>
          <table:table-cell office:value-type="float" office:value="446">
            <text:p>446</text:p>
          </table:table-cell>
          <table:table-cell office:value-type="float" office:value="737">
            <text:p>737</text:p>
          </table:table-cell>
          <table:table-cell office:value-type="string">
            <text:p>Po6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75">
            <text:p>575</text:p>
          </table:table-cell>
          <table:table-cell office:value-type="float" office:value="422">
            <text:p>422</text:p>
          </table:table-cell>
          <table:table-cell office:value-type="float" office:value="677">
            <text:p>677</text:p>
          </table:table-cell>
          <table:table-cell office:value-type="string">
            <text:p>Po7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55">
            <text:p>555</text:p>
          </table:table-cell>
          <table:table-cell office:value-type="float" office:value="496">
            <text:p>496</text:p>
          </table:table-cell>
          <table:table-cell office:value-type="float" office:value="662">
            <text:p>662</text:p>
          </table:table-cell>
          <table:table-cell office:value-type="string">
            <text:p>Po8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59">
            <text:p>559</text:p>
          </table:table-cell>
          <table:table-cell office:value-type="float" office:value="549">
            <text:p>549</text:p>
          </table:table-cell>
          <table:table-cell office:value-type="float" office:value="646">
            <text:p>646</text:p>
          </table:table-cell>
          <table:table-cell office:value-type="string">
            <text:p>Po9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69">
            <text:p>569</text:p>
          </table:table-cell>
          <table:table-cell office:value-type="float" office:value="603">
            <text:p>603</text:p>
          </table:table-cell>
          <table:table-cell office:value-type="float" office:value="652">
            <text:p>652</text:p>
          </table:table-cell>
          <table:table-cell office:value-type="string">
            <text:p>Po10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2">
            <text:p>542</text:p>
          </table:table-cell>
          <table:table-cell office:value-type="float" office:value="705">
            <text:p>705</text:p>
          </table:table-cell>
          <table:table-cell office:value-type="float" office:value="652">
            <text:p>652</text:p>
          </table:table-cell>
          <table:table-cell office:value-type="string">
            <text:p>Po11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2">
            <text:p>532</text:p>
          </table:table-cell>
          <table:table-cell office:value-type="float" office:value="433">
            <text:p>433</text:p>
          </table:table-cell>
          <table:table-cell office:value-type="float" office:value="724">
            <text:p>724</text:p>
          </table:table-cell>
          <table:table-cell office:value-type="string">
            <text:p>Ho8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4">
            <text:p>534</text:p>
          </table:table-cell>
          <table:table-cell office:value-type="float" office:value="742">
            <text:p>742</text:p>
          </table:table-cell>
          <table:table-cell office:value-type="float" office:value="663">
            <text:p>663</text:p>
          </table:table-cell>
          <table:table-cell office:value-type="string">
            <text:p>Ho9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5">
            <text:p>535</text:p>
          </table:table-cell>
          <table:table-cell office:value-type="float" office:value="528">
            <text:p>528</text:p>
          </table:table-cell>
          <table:table-cell office:value-type="float" office:value="576">
            <text:p>576</text:p>
          </table:table-cell>
          <table:table-cell office:value-type="string">
            <text:p>Ho10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office:value-type="float" office:value="474">
            <text:p>474</text:p>
          </table:table-cell>
          <table:table-cell office:value-type="float" office:value="578">
            <text:p>578</text:p>
          </table:table-cell>
          <table:table-cell office:value-type="string">
            <text:p>Vier3</text:p>
          </table:table-cell>
          <table:table-cell office:value-type="string">
            <text:p>Eriador</text:p>
          </table:table-cell>
          <table:table-cell table:number-columns-repeated="3"/>
          <table:table-cell office:value-type="string">
            <text:p>Puits de vie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533">
            <text:p>533</text:p>
          </table:table-cell>
          <table:table-cell office:value-type="float" office:value="470">
            <text:p>470</text:p>
          </table:table-cell>
          <table:table-cell office:value-type="float" office:value="472">
            <text:p>472</text:p>
          </table:table-cell>
          <table:table-cell office:value-type="string">
            <text:p>Mo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Montagne</text:p>
          </table:table-cell>
          <table:table-cell office:value-type="string">
            <text:p>Pic de Thorin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3">
            <text:p>533</text:p>
          </table:table-cell>
          <table:table-cell office:value-type="float" office:value="476">
            <text:p>476</text:p>
          </table:table-cell>
          <table:table-cell office:value-type="float" office:value="510">
            <text:p>510</text:p>
          </table:table-cell>
          <table:table-cell office:value-type="string">
            <text:p>Mo3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Montagne</text:p>
          </table:table-cell>
          <table:table-cell office:value-type="string">
            <text:p>Pic du mithril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3">
            <text:p>533</text:p>
          </table:table-cell>
          <table:table-cell office:value-type="float" office:value="577">
            <text:p>577</text:p>
          </table:table-cell>
          <table:table-cell office:value-type="float" office:value="523">
            <text:p>523</text:p>
          </table:table-cell>
          <table:table-cell office:value-type="string">
            <text:p>Mo4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Montagne</text:p>
          </table:table-cell>
          <table:table-cell office:value-type="string">
            <text:p>Pic des Sinadrins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798">
            <text:p>798</text:p>
          </table:table-cell>
          <table:table-cell office:value-type="float" office:value="609">
            <text:p>609</text:p>
          </table:table-cell>
          <table:table-cell office:value-type="string">
            <text:p>Viere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Village</text:p>
          </table:table-cell>
          <table:table-cell office:value-type="string">
            <text:p>Kheledul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7">
            <text:p>537</text:p>
          </table:table-cell>
          <table:table-cell office:value-type="float" office:value="796">
            <text:p>796</text:p>
          </table:table-cell>
          <table:table-cell office:value-type="float" office:value="739">
            <text:p>739</text:p>
          </table:table-cell>
          <table:table-cell office:value-type="string">
            <text:p>Viere1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Village</text:p>
          </table:table-cell>
          <table:table-cell office:value-type="string">
            <text:p>Celondim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21">
            <text:p>521</text:p>
          </table:table-cell>
          <table:table-cell office:value-type="float" office:value="866">
            <text:p>866</text:p>
          </table:table-cell>
          <table:table-cell office:value-type="float" office:value="533">
            <text:p>533</text:p>
          </table:table-cell>
          <table:table-cell office:value-type="string">
            <text:p>Fl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Fleuve</text:p>
          </table:table-cell>
          <table:table-cell office:value-type="string">
            <text:p>Fleuve Lune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21">
            <text:p>521</text:p>
          </table:table-cell>
          <table:table-cell office:value-type="float" office:value="777">
            <text:p>777</text:p>
          </table:table-cell>
          <table:table-cell office:value-type="float" office:value="661">
            <text:p>661</text:p>
          </table:table-cell>
          <table:table-cell office:value-type="string">
            <text:p>Viere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Village</text:p>
          </table:table-cell>
          <table:table-cell office:value-type="string">
            <text:p>Duillond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1">
            <text:p>531</text:p>
          </table:table-cell>
          <table:table-cell office:value-type="float" office:value="656">
            <text:p>656</text:p>
          </table:table-cell>
          <table:table-cell office:value-type="float" office:value="593">
            <text:p>593</text:p>
          </table:table-cell>
          <table:table-cell office:value-type="string">
            <text:p>Viere3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Village</text:p>
          </table:table-cell>
          <table:table-cell office:value-type="string">
            <text:p>Gondamon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38">
            <text:p>538</text:p>
          </table:table-cell>
          <table:table-cell office:value-type="float" office:value="582">
            <text:p>582</text:p>
          </table:table-cell>
          <table:table-cell office:value-type="float" office:value="571">
            <text:p>571</text:p>
          </table:table-cell>
          <table:table-cell office:value-type="string">
            <text:p>Mo5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Montagne</text:p>
          </table:table-cell>
          <table:table-cell office:value-type="string">
            <text:p>Noglond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8">
            <text:p>538</text:p>
          </table:table-cell>
          <table:table-cell office:value-type="float" office:value="760">
            <text:p>760</text:p>
          </table:table-cell>
          <table:table-cell office:value-type="float" office:value="586">
            <text:p>586</text:p>
          </table:table-cell>
          <table:table-cell office:value-type="string">
            <text:p>Fo10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Forêt</text:p>
          </table:table-cell>
          <table:table-cell office:value-type="string">
            <text:p>Fôret de Haudh Lin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7">
            <text:p>537</text:p>
          </table:table-cell>
          <table:table-cell office:value-type="float" office:value="562">
            <text:p>562</text:p>
          </table:table-cell>
          <table:table-cell office:value-type="float" office:value="470">
            <text:p>470</text:p>
          </table:table-cell>
          <table:table-cell office:value-type="string">
            <text:p>Au4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Auberge</text:p>
          </table:table-cell>
          <table:table-cell office:value-type="string">
            <text:p>Auberge du froid mordant 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5">
            <text:p>535</text:p>
          </table:table-cell>
          <table:table-cell office:value-type="float" office:value="700">
            <text:p>700</text:p>
          </table:table-cell>
          <table:table-cell office:value-type="float" office:value="696">
            <text:p>696</text:p>
          </table:table-cell>
          <table:table-cell office:value-type="string">
            <text:p>Ca5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elfique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4">
            <text:p>534</text:p>
          </table:table-cell>
          <table:table-cell office:value-type="float" office:value="693">
            <text:p>693</text:p>
          </table:table-cell>
          <table:table-cell office:value-type="float" office:value="540">
            <text:p>540</text:p>
          </table:table-cell>
          <table:table-cell office:value-type="string">
            <text:p>Au5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Auberge</text:p>
          </table:table-cell>
          <table:table-cell office:value-type="string">
            <text:p>Auberge des basses-terres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21">
            <text:p>521</text:p>
          </table:table-cell>
          <table:table-cell office:value-type="float" office:value="750">
            <text:p>750</text:p>
          </table:table-cell>
          <table:table-cell office:value-type="float" office:value="566">
            <text:p>566</text:p>
          </table:table-cell>
          <table:table-cell office:value-type="string">
            <text:p>Po1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5">
            <text:p>535</text:p>
          </table:table-cell>
          <table:table-cell office:value-type="float" office:value="804">
            <text:p>804</text:p>
          </table:table-cell>
          <table:table-cell office:value-type="float" office:value="622">
            <text:p>622</text:p>
          </table:table-cell>
          <table:table-cell office:value-type="string">
            <text:p>Po13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2">
            <text:p>532</text:p>
          </table:table-cell>
          <table:table-cell office:value-type="float" office:value="669">
            <text:p>669</text:p>
          </table:table-cell>
          <table:table-cell office:value-type="float" office:value="648">
            <text:p>648</text:p>
          </table:table-cell>
          <table:table-cell office:value-type="string">
            <text:p>Po14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4">
            <text:p>534</text:p>
          </table:table-cell>
          <table:table-cell office:value-type="float" office:value="474">
            <text:p>474</text:p>
          </table:table-cell>
          <table:table-cell office:value-type="float" office:value="490">
            <text:p>490</text:p>
          </table:table-cell>
          <table:table-cell office:value-type="string">
            <text:p>Po15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5">
            <text:p>535</text:p>
          </table:table-cell>
          <table:table-cell office:value-type="float" office:value="498">
            <text:p>498</text:p>
          </table:table-cell>
          <table:table-cell office:value-type="float" office:value="490">
            <text:p>490</text:p>
          </table:table-cell>
          <table:table-cell office:value-type="string">
            <text:p>Ho11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37">
            <text:p>537</text:p>
          </table:table-cell>
          <table:table-cell office:value-type="float" office:value="639">
            <text:p>639</text:p>
          </table:table-cell>
          <table:table-cell office:value-type="float" office:value="547">
            <text:p>547</text:p>
          </table:table-cell>
          <table:table-cell office:value-type="string">
            <text:p>Ho1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6">
            <text:p>536</text:p>
          </table:table-cell>
          <table:table-cell office:value-type="float" office:value="852">
            <text:p>852</text:p>
          </table:table-cell>
          <table:table-cell office:value-type="float" office:value="687">
            <text:p>687</text:p>
          </table:table-cell>
          <table:table-cell office:value-type="string">
            <text:p>Vier4</text:p>
          </table:table-cell>
          <table:table-cell office:value-type="string">
            <text:p>Eriador</text:p>
          </table:table-cell>
          <table:table-cell office:value-type="string">
            <text:p><text:s/></text:p>
          </table:table-cell>
          <table:table-cell table:number-columns-repeated="5"/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64">
            <text:p>564</text:p>
          </table:table-cell>
          <table:table-cell office:value-type="float" office:value="418">
            <text:p>418</text:p>
          </table:table-cell>
          <table:table-cell office:value-type="float" office:value="736">
            <text:p>736</text:p>
          </table:table-cell>
          <table:table-cell office:value-type="string">
            <text:p>Ca6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mirobel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74">
            <text:p>574</text:p>
          </table:table-cell>
          <table:table-cell office:value-type="float" office:value="441">
            <text:p>441</text:p>
          </table:table-cell>
          <table:table-cell office:value-type="float" office:value="750">
            <text:p>750</text:p>
          </table:table-cell>
          <table:table-cell office:value-type="string">
            <text:p>Ca7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mirobel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office:value-type="float" office:value="398">
            <text:p>398</text:p>
          </table:table-cell>
          <table:table-cell office:value-type="float" office:value="760">
            <text:p>760</text:p>
          </table:table-cell>
          <table:table-cell office:value-type="string">
            <text:p>Ca8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mirobel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office:value-type="float" office:value="484">
            <text:p>484</text:p>
          </table:table-cell>
          <table:table-cell office:value-type="float" office:value="656">
            <text:p>656</text:p>
          </table:table-cell>
          <table:table-cell office:value-type="string">
            <text:p>Ca9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Echad Ereigon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424">
            <text:p>424</text:p>
          </table:table-cell>
          <table:table-cell office:value-type="float" office:value="518">
            <text:p>518</text:p>
          </table:table-cell>
          <table:table-cell office:value-type="string">
            <text:p>Ca10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Gwingris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office:value-type="float" office:value="552">
            <text:p>552</text:p>
          </table:table-cell>
          <table:table-cell office:value-type="float" office:value="587">
            <text:p>587</text:p>
          </table:table-cell>
          <table:table-cell office:value-type="string">
            <text:p>Ca11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la houssay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1">
            <text:p>541</text:p>
          </table:table-cell>
          <table:table-cell office:value-type="float" office:value="570">
            <text:p>570</text:p>
          </table:table-cell>
          <table:table-cell office:value-type="float" office:value="561">
            <text:p>561</text:p>
          </table:table-cell>
          <table:table-cell office:value-type="string">
            <text:p>Mo6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Montagne</text:p>
          </table:table-cell>
          <table:table-cell office:value-type="string">
            <text:p>Chaîne de la houssay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0">
            <text:p>560</text:p>
          </table:table-cell>
          <table:table-cell office:value-type="float" office:value="686">
            <text:p>686</text:p>
          </table:table-cell>
          <table:table-cell office:value-type="float" office:value="513">
            <text:p>513</text:p>
          </table:table-cell>
          <table:table-cell office:value-type="string">
            <text:p>Fo11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Forêt</text:p>
          </table:table-cell>
          <table:table-cell office:value-type="string">
            <text:p>Pend ereigon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65">
            <text:p>565</text:p>
          </table:table-cell>
          <table:table-cell office:value-type="float" office:value="422">
            <text:p>422</text:p>
          </table:table-cell>
          <table:table-cell office:value-type="float" office:value="564">
            <text:p>564</text:p>
          </table:table-cell>
          <table:table-cell office:value-type="string">
            <text:p>Fo12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Forêt</text:p>
          </table:table-cell>
          <table:table-cell office:value-type="string">
            <text:p>Glad ereigon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office:value-type="float" office:value="717">
            <text:p>717</text:p>
          </table:table-cell>
          <table:table-cell office:value-type="float" office:value="714">
            <text:p>714</text:p>
          </table:table-cell>
          <table:table-cell office:value-type="string">
            <text:p>Ca12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la Moria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office:value-type="float" office:value="624">
            <text:p>624</text:p>
          </table:table-cell>
          <table:table-cell office:value-type="float" office:value="706">
            <text:p>706</text:p>
          </table:table-cell>
          <table:table-cell office:value-type="string">
            <text:p>Ca13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Echad Dunnan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office:value-type="float" office:value="508">
            <text:p>508</text:p>
          </table:table-cell>
          <table:table-cell office:value-type="float" office:value="809">
            <text:p>809</text:p>
          </table:table-cell>
          <table:table-cell office:value-type="string">
            <text:p>Fl3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Fleuve</text:p>
          </table:table-cell>
          <table:table-cell office:value-type="string">
            <text:p>Emyn naer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office:value-type="float" office:value="556">
            <text:p>556</text:p>
          </table:table-cell>
          <table:table-cell office:value-type="float" office:value="633">
            <text:p>633</text:p>
          </table:table-cell>
          <table:table-cell office:value-type="string">
            <text:p>Fo13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Forêt</text:p>
          </table:table-cell>
          <table:table-cell office:value-type="string">
            <text:p>Forêt de la houssay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office:value-type="float" office:value="490">
            <text:p>490</text:p>
          </table:table-cell>
          <table:table-cell office:value-type="float" office:value="560">
            <text:p>560</text:p>
          </table:table-cell>
          <table:table-cell office:value-type="string">
            <text:p>Po16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55">
            <text:p>555</text:p>
          </table:table-cell>
          <table:table-cell office:value-type="float" office:value="698">
            <text:p>698</text:p>
          </table:table-cell>
          <table:table-cell office:value-type="float" office:value="720">
            <text:p>720</text:p>
          </table:table-cell>
          <table:table-cell office:value-type="string">
            <text:p>Po17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59">
            <text:p>559</text:p>
          </table:table-cell>
          <table:table-cell office:value-type="float" office:value="715">
            <text:p>715</text:p>
          </table:table-cell>
          <table:table-cell office:value-type="float" office:value="705">
            <text:p>705</text:p>
          </table:table-cell>
          <table:table-cell office:value-type="string">
            <text:p>Ho13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69">
            <text:p>569</text:p>
          </table:table-cell>
          <table:table-cell office:value-type="float" office:value="618">
            <text:p>618</text:p>
          </table:table-cell>
          <table:table-cell office:value-type="float" office:value="640">
            <text:p>640</text:p>
          </table:table-cell>
          <table:table-cell office:value-type="string">
            <text:p>Ho14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table:number-columns-repeated="2" office:value-type="float" office:value="542">
            <text:p>542</text:p>
          </table:table-cell>
          <table:table-cell office:value-type="float" office:value="627">
            <text:p>627</text:p>
          </table:table-cell>
          <table:table-cell office:value-type="string">
            <text:p>Ho15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2">
            <text:p>532</text:p>
          </table:table-cell>
          <table:table-cell office:value-type="float" office:value="608">
            <text:p>608</text:p>
          </table:table-cell>
          <table:table-cell office:value-type="float" office:value="535">
            <text:p>535</text:p>
          </table:table-cell>
          <table:table-cell office:value-type="string">
            <text:p>Ho16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4">
            <text:p>534</text:p>
          </table:table-cell>
          <table:table-cell office:value-type="float" office:value="586">
            <text:p>586</text:p>
          </table:table-cell>
          <table:table-cell office:value-type="float" office:value="605">
            <text:p>605</text:p>
          </table:table-cell>
          <table:table-cell office:value-type="string">
            <text:p>Vier5</text:p>
          </table:table-cell>
          <table:table-cell office:value-type="string">
            <text:p>Eriador</text:p>
          </table:table-cell>
          <table:table-cell table:number-columns-repeated="6"/>
          <table:table-cell office:value-type="float" office:value="8210">
            <text:p>8210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35">
            <text:p>535</text:p>
          </table:table-cell>
          <table:table-cell office:value-type="float" office:value="434">
            <text:p>434</text:p>
          </table:table-cell>
          <table:table-cell office:value-type="float" office:value="542">
            <text:p>542</text:p>
          </table:table-cell>
          <table:table-cell office:value-type="string">
            <text:p>Ca12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s géants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office:value-type="float" office:value="408">
            <text:p>408</text:p>
          </table:table-cell>
          <table:table-cell office:value-type="float" office:value="559">
            <text:p>559</text:p>
          </table:table-cell>
          <table:table-cell office:value-type="string">
            <text:p>Mo7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Montagne</text:p>
          </table:table-cell>
          <table:table-cell office:value-type="string">
            <text:p>Montagne des géants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673">
            <text:p>673</text:p>
          </table:table-cell>
          <table:table-cell office:value-type="float" office:value="522">
            <text:p>522</text:p>
          </table:table-cell>
          <table:table-cell office:value-type="string">
            <text:p>Fo13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Forêt</text:p>
          </table:table-cell>
          <table:table-cell office:value-type="string">
            <text:p>Ost forod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64">
            <text:p>564</text:p>
          </table:table-cell>
          <table:table-cell office:value-type="float" office:value="706">
            <text:p>706</text:p>
          </table:table-cell>
          <table:table-cell office:value-type="float" office:value="606">
            <text:p>606</text:p>
          </table:table-cell>
          <table:table-cell office:value-type="string">
            <text:p>Vieri0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Village</text:p>
          </table:table-cell>
          <table:table-cell office:value-type="string">
            <text:p>Parth Aduial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74">
            <text:p>574</text:p>
          </table:table-cell>
          <table:table-cell office:value-type="float" office:value="551">
            <text:p>551</text:p>
          </table:table-cell>
          <table:table-cell office:value-type="float" office:value="720">
            <text:p>720</text:p>
          </table:table-cell>
          <table:table-cell office:value-type="string">
            <text:p>vieri1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Village</text:p>
          </table:table-cell>
          <table:table-cell office:value-type="string">
            <text:p>Annuminas (capitale)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office:value-type="float" office:value="733">
            <text:p>733</text:p>
          </table:table-cell>
          <table:table-cell office:value-type="float" office:value="759">
            <text:p>759</text:p>
          </table:table-cell>
          <table:table-cell office:value-type="string">
            <text:p>Fl4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Fleuve</text:p>
          </table:table-cell>
          <table:table-cell office:value-type="string">
            <text:p>Brandevin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office:value-type="float" office:value="692">
            <text:p>692</text:p>
          </table:table-cell>
          <table:table-cell office:value-type="float" office:value="756">
            <text:p>756</text:p>
          </table:table-cell>
          <table:table-cell office:value-type="string">
            <text:p>Ca14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Dwalling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630">
            <text:p>630</text:p>
          </table:table-cell>
          <table:table-cell office:value-type="float" office:value="791">
            <text:p>791</text:p>
          </table:table-cell>
          <table:table-cell office:value-type="string">
            <text:p>Fo14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Forêt</text:p>
          </table:table-cell>
          <table:table-cell office:value-type="string">
            <text:p>Forêt du toreau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office:value-type="float" office:value="506">
            <text:p>506</text:p>
          </table:table-cell>
          <table:table-cell office:value-type="float" office:value="618">
            <text:p>618</text:p>
          </table:table-cell>
          <table:table-cell office:value-type="string">
            <text:p>Au6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Auberge</text:p>
          </table:table-cell>
          <table:table-cell office:value-type="string">
            <text:p>Tour tyl ruimen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41">
            <text:p>541</text:p>
          </table:table-cell>
          <table:table-cell office:value-type="float" office:value="593">
            <text:p>593</text:p>
          </table:table-cell>
          <table:table-cell office:value-type="float" office:value="605">
            <text:p>605</text:p>
          </table:table-cell>
          <table:table-cell office:value-type="string">
            <text:p>Au7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Auberge</text:p>
          </table:table-cell>
          <table:table-cell office:value-type="string">
            <text:p>Tour tyl annun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0">
            <text:p>560</text:p>
          </table:table-cell>
          <table:table-cell office:value-type="float" office:value="656">
            <text:p>656</text:p>
          </table:table-cell>
          <table:table-cell office:value-type="float" office:value="485">
            <text:p>485</text:p>
          </table:table-cell>
          <table:table-cell office:value-type="string">
            <text:p>Mo7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Montagne</text:p>
          </table:table-cell>
          <table:table-cell office:value-type="string">
            <text:p>Montagne Tryn Foreth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65">
            <text:p>565</text:p>
          </table:table-cell>
          <table:table-cell office:value-type="float" office:value="592">
            <text:p>592</text:p>
          </table:table-cell>
          <table:table-cell office:value-type="float" office:value="701">
            <text:p>701</text:p>
          </table:table-cell>
          <table:table-cell office:value-type="string">
            <text:p>Po18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office:value-type="float" office:value="533">
            <text:p>533</text:p>
          </table:table-cell>
          <table:table-cell office:value-type="float" office:value="705">
            <text:p>705</text:p>
          </table:table-cell>
          <table:table-cell office:value-type="string">
            <text:p>Po19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office:value-type="float" office:value="576">
            <text:p>576</text:p>
          </table:table-cell>
          <table:table-cell office:value-type="float" office:value="792">
            <text:p>792</text:p>
          </table:table-cell>
          <table:table-cell office:value-type="string">
            <text:p>Po20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office:value-type="float" office:value="437">
            <text:p>437</text:p>
          </table:table-cell>
          <table:table-cell office:value-type="float" office:value="640">
            <text:p>640</text:p>
          </table:table-cell>
          <table:table-cell office:value-type="string">
            <text:p>Ho17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office:value-type="float" office:value="614">
            <text:p>614</text:p>
          </table:table-cell>
          <table:table-cell office:value-type="float" office:value="566">
            <text:p>566</text:p>
          </table:table-cell>
          <table:table-cell office:value-type="string">
            <text:p>Ho18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office:value-type="float" office:value="619">
            <text:p>619</text:p>
          </table:table-cell>
          <table:table-cell office:value-type="float" office:value="522">
            <text:p>522</text:p>
          </table:table-cell>
          <table:table-cell office:value-type="string">
            <text:p>Ho19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68">
            <text:p>568</text:p>
          </table:table-cell>
          <table:table-cell office:value-type="float" office:value="474">
            <text:p>474</text:p>
          </table:table-cell>
          <table:table-cell office:value-type="float" office:value="558">
            <text:p>558</text:p>
          </table:table-cell>
          <table:table-cell office:value-type="string">
            <text:p>Ho20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2">
            <text:p>562</text:p>
          </table:table-cell>
          <table:table-cell office:value-type="float" office:value="503">
            <text:p>503</text:p>
          </table:table-cell>
          <table:table-cell office:value-type="float" office:value="597">
            <text:p>597</text:p>
          </table:table-cell>
          <table:table-cell office:value-type="string">
            <text:p>Ho21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70">
            <text:p>570</text:p>
          </table:table-cell>
          <table:table-cell office:value-type="float" office:value="547">
            <text:p>547</text:p>
          </table:table-cell>
          <table:table-cell office:value-type="float" office:value="525">
            <text:p>525</text:p>
          </table:table-cell>
          <table:table-cell office:value-type="string">
            <text:p>Vier6</text:p>
          </table:table-cell>
          <table:table-cell office:value-type="string">
            <text:p>Eriador</text:p>
          </table:table-cell>
          <table:table-cell table:number-columns-repeated="6"/>
          <table:table-cell office:value-type="float" office:value="10921">
            <text:p>10921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75">
            <text:p>575</text:p>
          </table:table-cell>
          <table:table-cell office:value-type="float" office:value="625">
            <text:p>625</text:p>
          </table:table-cell>
          <table:table-cell office:value-type="float" office:value="499">
            <text:p>499</text:p>
          </table:table-cell>
          <table:table-cell office:value-type="string">
            <text:p>Vifo0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Village</text:p>
          </table:table-cell>
          <table:table-cell office:value-type="string">
            <text:p>Ville de suri-kyl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55">
            <text:p>555</text:p>
          </table:table-cell>
          <table:table-cell office:value-type="float" office:value="649">
            <text:p>649</text:p>
          </table:table-cell>
          <table:table-cell office:value-type="float" office:value="499">
            <text:p>499</text:p>
          </table:table-cell>
          <table:table-cell office:value-type="string">
            <text:p>Au8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Auberge</text:p>
          </table:table-cell>
          <table:table-cell office:value-type="string">
            <text:p>Auberge de suri-kyl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59">
            <text:p>559</text:p>
          </table:table-cell>
          <table:table-cell office:value-type="float" office:value="663">
            <text:p>663</text:p>
          </table:table-cell>
          <table:table-cell office:value-type="float" office:value="499">
            <text:p>499</text:p>
          </table:table-cell>
          <table:table-cell office:value-type="string">
            <text:p>Lo2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de chevaux de suri-kyl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69">
            <text:p>569</text:p>
          </table:table-cell>
          <table:table-cell office:value-type="float" office:value="377">
            <text:p>377</text:p>
          </table:table-cell>
          <table:table-cell office:value-type="float" office:value="527">
            <text:p>527</text:p>
          </table:table-cell>
          <table:table-cell office:value-type="string">
            <text:p>Mo8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Montagne</text:p>
          </table:table-cell>
          <table:table-cell office:value-type="string">
            <text:p>Montagne de kuru-leiri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2">
            <text:p>542</text:p>
          </table:table-cell>
          <table:table-cell office:value-type="float" office:value="401">
            <text:p>401</text:p>
          </table:table-cell>
          <table:table-cell office:value-type="float" office:value="527">
            <text:p>527</text:p>
          </table:table-cell>
          <table:table-cell office:value-type="string">
            <text:p>Ho22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2">
            <text:p>532</text:p>
          </table:table-cell>
          <table:table-cell office:value-type="float" office:value="425">
            <text:p>425</text:p>
          </table:table-cell>
          <table:table-cell office:value-type="float" office:value="527">
            <text:p>527</text:p>
          </table:table-cell>
          <table:table-cell office:value-type="string">
            <text:p>Lo3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Zigi lguno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4">
            <text:p>534</text:p>
          </table:table-cell>
          <table:table-cell office:value-type="float" office:value="439">
            <text:p>439</text:p>
          </table:table-cell>
          <table:table-cell office:value-type="float" office:value="631">
            <text:p>631</text:p>
          </table:table-cell>
          <table:table-cell office:value-type="string">
            <text:p>Mo9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Montagne</text:p>
          </table:table-cell>
          <table:table-cell office:value-type="string">
            <text:p>Montagne Zigi Iguno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5">
            <text:p>535</text:p>
          </table:table-cell>
          <table:table-cell office:value-type="float" office:value="463">
            <text:p>463</text:p>
          </table:table-cell>
          <table:table-cell office:value-type="float" office:value="631">
            <text:p>631</text:p>
          </table:table-cell>
          <table:table-cell office:value-type="string">
            <text:p>Ca15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sauvag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office:value-type="float" office:value="487">
            <text:p>487</text:p>
          </table:table-cell>
          <table:table-cell office:value-type="float" office:value="631">
            <text:p>631</text:p>
          </table:table-cell>
          <table:table-cell office:value-type="string">
            <text:p>Ca16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Campement</text:p>
          </table:table-cell>
          <table:table-cell office:value-type="string">
            <text:p>Kayppa koht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533">
            <text:p>533</text:p>
          </table:table-cell>
          <table:table-cell office:value-type="float" office:value="845">
            <text:p>845</text:p>
          </table:table-cell>
          <table:table-cell office:value-type="float" office:value="750">
            <text:p>750</text:p>
          </table:table-cell>
          <table:table-cell office:value-type="string">
            <text:p>Mo10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Montagne</text:p>
          </table:table-cell>
          <table:table-cell office:value-type="string">
            <text:p>Ita-m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3">
            <text:p>533</text:p>
          </table:table-cell>
          <table:table-cell office:value-type="float" office:value="646">
            <text:p>646</text:p>
          </table:table-cell>
          <table:table-cell office:value-type="float" office:value="643">
            <text:p>643</text:p>
          </table:table-cell>
          <table:table-cell office:value-type="string">
            <text:p>Ca17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mercenaires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3">
            <text:p>533</text:p>
          </table:table-cell>
          <table:table-cell office:value-type="float" office:value="670">
            <text:p>670</text:p>
          </table:table-cell>
          <table:table-cell office:value-type="float" office:value="643">
            <text:p>643</text:p>
          </table:table-cell>
          <table:table-cell office:value-type="string">
            <text:p>Mo11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Montagne</text:p>
          </table:table-cell>
          <table:table-cell office:value-type="string">
            <text:p>Montagne Ita-m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694">
            <text:p>694</text:p>
          </table:table-cell>
          <table:table-cell office:value-type="float" office:value="643">
            <text:p>643</text:p>
          </table:table-cell>
          <table:table-cell office:value-type="string">
            <text:p>Fo15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Forêt</text:p>
          </table:table-cell>
          <table:table-cell office:value-type="string">
            <text:p>Lansi-m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7">
            <text:p>537</text:p>
          </table:table-cell>
          <table:table-cell office:value-type="float" office:value="544">
            <text:p>544</text:p>
          </table:table-cell>
          <table:table-cell office:value-type="float" office:value="420">
            <text:p>420</text:p>
          </table:table-cell>
          <table:table-cell office:value-type="string">
            <text:p>Po21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21">
            <text:p>521</text:p>
          </table:table-cell>
          <table:table-cell office:value-type="float" office:value="510">
            <text:p>510</text:p>
          </table:table-cell>
          <table:table-cell office:value-type="float" office:value="697">
            <text:p>697</text:p>
          </table:table-cell>
          <table:table-cell office:value-type="string">
            <text:p>Po22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21">
            <text:p>521</text:p>
          </table:table-cell>
          <table:table-cell office:value-type="float" office:value="579">
            <text:p>579</text:p>
          </table:table-cell>
          <table:table-cell office:value-type="float" office:value="490">
            <text:p>490</text:p>
          </table:table-cell>
          <table:table-cell office:value-type="string">
            <text:p>Po23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1">
            <text:p>531</text:p>
          </table:table-cell>
          <table:table-cell office:value-type="float" office:value="679">
            <text:p>679</text:p>
          </table:table-cell>
          <table:table-cell office:value-type="float" office:value="510">
            <text:p>510</text:p>
          </table:table-cell>
          <table:table-cell office:value-type="string">
            <text:p>Po24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38">
            <text:p>538</text:p>
          </table:table-cell>
          <table:table-cell office:value-type="float" office:value="603">
            <text:p>603</text:p>
          </table:table-cell>
          <table:table-cell office:value-type="float" office:value="490">
            <text:p>490</text:p>
          </table:table-cell>
          <table:table-cell office:value-type="string">
            <text:p>Ho23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8">
            <text:p>538</text:p>
          </table:table-cell>
          <table:table-cell office:value-type="float" office:value="703">
            <text:p>703</text:p>
          </table:table-cell>
          <table:table-cell office:value-type="float" office:value="510">
            <text:p>510</text:p>
          </table:table-cell>
          <table:table-cell office:value-type="string">
            <text:p>Ho24</text:p>
          </table:table-cell>
          <table:table-cell office:value-type="string">
            <text:p>Eriador</text:p>
          </table:table-cell>
          <table:table-cell office:value-type="string">
            <text:p>Forochel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7">
            <text:p>537</text:p>
          </table:table-cell>
          <table:table-cell office:value-type="float" office:value="691">
            <text:p>691</text:p>
          </table:table-cell>
          <table:table-cell office:value-type="float" office:value="562">
            <text:p>562</text:p>
          </table:table-cell>
          <table:table-cell office:value-type="string">
            <text:p>Vier7</text:p>
          </table:table-cell>
          <table:table-cell office:value-type="string">
            <text:p>Eriador</text:p>
          </table:table-cell>
          <table:table-cell table:number-columns-repeated="4"/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5">
            <text:p>535</text:p>
          </table:table-cell>
          <table:table-cell office:value-type="float" office:value="410">
            <text:p>410</text:p>
          </table:table-cell>
          <table:table-cell office:value-type="float" office:value="747">
            <text:p>747</text:p>
          </table:table-cell>
          <table:table-cell office:value-type="string">
            <text:p>Lo4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du pont à tréteaux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4">
            <text:p>534</text:p>
          </table:table-cell>
          <table:table-cell office:value-type="float" office:value="434">
            <text:p>434</text:p>
          </table:table-cell>
          <table:table-cell office:value-type="float" office:value="747">
            <text:p>747</text:p>
          </table:table-cell>
          <table:table-cell office:value-type="string">
            <text:p>Au9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Auberge</text:p>
          </table:table-cell>
          <table:table-cell office:value-type="string">
            <text:p>Auberge du pont à tréteaux 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21">
            <text:p>521</text:p>
          </table:table-cell>
          <table:table-cell office:value-type="float" office:value="458">
            <text:p>458</text:p>
          </table:table-cell>
          <table:table-cell office:value-type="float" office:value="747">
            <text:p>747</text:p>
          </table:table-cell>
          <table:table-cell office:value-type="string">
            <text:p>Ca18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sauvag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5">
            <text:p>535</text:p>
          </table:table-cell>
          <table:table-cell office:value-type="float" office:value="482">
            <text:p>482</text:p>
          </table:table-cell>
          <table:table-cell office:value-type="float" office:value="747">
            <text:p>747</text:p>
          </table:table-cell>
          <table:table-cell office:value-type="string">
            <text:p>Po25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2">
            <text:p>532</text:p>
          </table:table-cell>
          <table:table-cell office:value-type="float" office:value="506">
            <text:p>506</text:p>
          </table:table-cell>
          <table:table-cell office:value-type="float" office:value="747">
            <text:p>747</text:p>
          </table:table-cell>
          <table:table-cell office:value-type="string">
            <text:p>Ho25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4">
            <text:p>534</text:p>
          </table:table-cell>
          <table:table-cell office:value-type="float" office:value="512">
            <text:p>512</text:p>
          </table:table-cell>
          <table:table-cell office:value-type="float" office:value="726">
            <text:p>726</text:p>
          </table:table-cell>
          <table:table-cell office:value-type="string">
            <text:p>Mo12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Montagne</text:p>
          </table:table-cell>
          <table:table-cell office:value-type="string">
            <text:p>Montagnes du Nan Wathren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5">
            <text:p>535</text:p>
          </table:table-cell>
          <table:table-cell office:value-type="float" office:value="522">
            <text:p>522</text:p>
          </table:table-cell>
          <table:table-cell office:value-type="float" office:value="571">
            <text:p>571</text:p>
          </table:table-cell>
          <table:table-cell office:value-type="string">
            <text:p>Fo16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Forêt</text:p>
          </table:table-cell>
          <table:table-cell office:value-type="string">
            <text:p>Forêt d'Annundir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37">
            <text:p>537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string">
            <text:p>Lo5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de la lande du roi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6">
            <text:p>536</text:p>
          </table:table-cell>
          <table:table-cell office:value-type="float" office:value="724">
            <text:p>724</text:p>
          </table:table-cell>
          <table:table-cell office:value-type="float" office:value="600">
            <text:p>600</text:p>
          </table:table-cell>
          <table:table-cell office:value-type="string">
            <text:p>Au10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Auberge</text:p>
          </table:table-cell>
          <table:table-cell office:value-type="string">
            <text:p>Auberge de la lande du roi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64">
            <text:p>564</text:p>
          </table:table-cell>
          <table:table-cell office:value-type="float" office:value="748">
            <text:p>748</text:p>
          </table:table-cell>
          <table:table-cell office:value-type="float" office:value="600">
            <text:p>600</text:p>
          </table:table-cell>
          <table:table-cell office:value-type="string">
            <text:p>Ca18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sauvag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74">
            <text:p>574</text:p>
          </table:table-cell>
          <table:table-cell office:value-type="float" office:value="772">
            <text:p>772</text:p>
          </table:table-cell>
          <table:table-cell office:value-type="float" office:value="600">
            <text:p>600</text:p>
          </table:table-cell>
          <table:table-cell office:value-type="string">
            <text:p>Ho26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office:value-type="float" office:value="796">
            <text:p>796</text:p>
          </table:table-cell>
          <table:table-cell office:value-type="float" office:value="600">
            <text:p>600</text:p>
          </table:table-cell>
          <table:table-cell office:value-type="string">
            <text:p>Po26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office:value-type="float" office:value="820">
            <text:p>820</text:p>
          </table:table-cell>
          <table:table-cell office:value-type="float" office:value="600">
            <text:p>600</text:p>
          </table:table-cell>
          <table:table-cell office:value-type="string">
            <text:p>Vihdn0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Village</text:p>
          </table:table-cell>
          <table:table-cell office:value-type="string">
            <text:p>Lande du roi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781">
            <text:p>781</text:p>
          </table:table-cell>
          <table:table-cell office:value-type="float" office:value="709">
            <text:p>709</text:p>
          </table:table-cell>
          <table:table-cell office:value-type="string">
            <text:p>Fo17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Forêt</text:p>
          </table:table-cell>
          <table:table-cell office:value-type="string">
            <text:p>Forêt du Bol Dinen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office:value-type="float" office:value="795">
            <text:p>795</text:p>
          </table:table-cell>
          <table:table-cell office:value-type="float" office:value="588">
            <text:p>588</text:p>
          </table:table-cell>
          <table:table-cell office:value-type="string">
            <text:p>Fo18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Forêt</text:p>
          </table:table-cell>
          <table:table-cell office:value-type="string">
            <text:p>Forêt du Nan Amulg est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1">
            <text:p>541</text:p>
          </table:table-cell>
          <table:table-cell office:value-type="float" office:value="376">
            <text:p>376</text:p>
          </table:table-cell>
          <table:table-cell office:value-type="float" office:value="508">
            <text:p>508</text:p>
          </table:table-cell>
          <table:table-cell office:value-type="string">
            <text:p>Ca19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sauvag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508">
            <text:p>508</text:p>
          </table:table-cell>
          <table:table-cell office:value-type="string">
            <text:p>Ho27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65">
            <text:p>565</text:p>
          </table:table-cell>
          <table:table-cell office:value-type="float" office:value="627">
            <text:p>627</text:p>
          </table:table-cell>
          <table:table-cell office:value-type="float" office:value="554">
            <text:p>554</text:p>
          </table:table-cell>
          <table:table-cell office:value-type="string">
            <text:p>Po27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office:value-type="float" office:value="774">
            <text:p>774</text:p>
          </table:table-cell>
          <table:table-cell office:value-type="float" office:value="536">
            <text:p>536</text:p>
          </table:table-cell>
          <table:table-cell office:value-type="string">
            <text:p>Po28</text:p>
          </table:table-cell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/>
          <table:table-cell office:value-type="string">
            <text:p>Point de régénération de magie </text:p>
          </table:table-cell>
          <table:table-cell/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office:value-type="float" office:value="807">
            <text:p>807</text:p>
          </table:table-cell>
          <table:table-cell office:value-type="float" office:value="569">
            <text:p>569</text:p>
          </table:table-cell>
          <table:table-cell office:value-type="string">
            <text:p>Vier8</text:p>
          </table:table-cell>
          <table:table-cell office:value-type="string">
            <text:p>Eriador</text:p>
          </table:table-cell>
          <table:table-cell table:number-columns-repeated="4"/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office:value-type="float" office:value="400">
            <text:p>400</text:p>
          </table:table-cell>
          <table:table-cell office:value-type="float" office:value="512">
            <text:p>512</text:p>
          </table:table-cell>
          <table:table-cell office:value-type="string">
            <text:p>Au11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Auberge</text:p>
          </table:table-cell>
          <table:table-cell office:value-type="string">
            <text:p>Auberge de Gram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office:value-type="float" office:value="424">
            <text:p>424</text:p>
          </table:table-cell>
          <table:table-cell office:value-type="float" office:value="512">
            <text:p>512</text:p>
          </table:table-cell>
          <table:table-cell office:value-type="string">
            <text:p>Au12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Auberge</text:p>
          </table:table-cell>
          <table:table-cell office:value-type="string">
            <text:p>Auberge de Gram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office:value-type="float" office:value="448">
            <text:p>448</text:p>
          </table:table-cell>
          <table:table-cell office:value-type="float" office:value="512">
            <text:p>512</text:p>
          </table:table-cell>
          <table:table-cell office:value-type="string">
            <text:p>Au13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Auberge</text:p>
          </table:table-cell>
          <table:table-cell office:value-type="string">
            <text:p>Refuge de Gram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55">
            <text:p>555</text:p>
          </table:table-cell>
          <table:table-cell office:value-type="float" office:value="472">
            <text:p>472</text:p>
          </table:table-cell>
          <table:table-cell office:value-type="float" office:value="512">
            <text:p>512</text:p>
          </table:table-cell>
          <table:table-cell office:value-type="string">
            <text:p>Lo6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de chevaux de Gram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59">
            <text:p>559</text:p>
          </table:table-cell>
          <table:table-cell office:value-type="float" office:value="400">
            <text:p>400</text:p>
          </table:table-cell>
          <table:table-cell office:value-type="float" office:value="535">
            <text:p>535</text:p>
          </table:table-cell>
          <table:table-cell office:value-type="string">
            <text:p>Ca20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mercenaires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69">
            <text:p>569</text:p>
          </table:table-cell>
          <table:table-cell office:value-type="float" office:value="349">
            <text:p>349</text:p>
          </table:table-cell>
          <table:table-cell office:value-type="float" office:value="641">
            <text:p>641</text:p>
          </table:table-cell>
          <table:table-cell office:value-type="string">
            <text:p>Ca21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sauvage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42">
            <text:p>542</text:p>
          </table:table-cell>
          <table:table-cell office:value-type="float" office:value="591">
            <text:p>591</text:p>
          </table:table-cell>
          <table:table-cell office:value-type="float" office:value="729">
            <text:p>729</text:p>
          </table:table-cell>
          <table:table-cell office:value-type="string">
            <text:p>Fo19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Forêt</text:p>
          </table:table-cell>
          <table:table-cell office:value-type="string">
            <text:p>Forêt Hitlad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2">
            <text:p>532</text:p>
          </table:table-cell>
          <table:table-cell office:value-type="float" office:value="712">
            <text:p>712</text:p>
          </table:table-cell>
          <table:table-cell office:value-type="float" office:value="797">
            <text:p>797</text:p>
          </table:table-cell>
          <table:table-cell office:value-type="string">
            <text:p>Au14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Auberge</text:p>
          </table:table-cell>
          <table:table-cell office:value-type="string">
            <text:p>Auberge des Monts froids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4">
            <text:p>534</text:p>
          </table:table-cell>
          <table:table-cell office:value-type="float" office:value="723">
            <text:p>723</text:p>
          </table:table-cell>
          <table:table-cell office:value-type="float" office:value="701">
            <text:p>701</text:p>
          </table:table-cell>
          <table:table-cell office:value-type="string">
            <text:p>Mo13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Montagne</text:p>
          </table:table-cell>
          <table:table-cell office:value-type="string">
            <text:p>Monts froids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35">
            <text:p>535</text:p>
          </table:table-cell>
          <table:table-cell office:value-type="float" office:value="736">
            <text:p>736</text:p>
          </table:table-cell>
          <table:table-cell office:value-type="float" office:value="797">
            <text:p>797</text:p>
          </table:table-cell>
          <table:table-cell office:value-type="string">
            <text:p>Lo7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des Monts froids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office:value-type="float" office:value="512">
            <text:p>512</text:p>
          </table:table-cell>
          <table:table-cell office:value-type="float" office:value="567">
            <text:p>567</text:p>
          </table:table-cell>
          <table:table-cell office:value-type="string">
            <text:p>Mo14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Montagne</text:p>
          </table:table-cell>
          <table:table-cell office:value-type="string">
            <text:p>Montagne muraille d'Arador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563">
            <text:p>563</text:p>
          </table:table-cell>
          <table:table-cell office:value-type="float" office:value="577">
            <text:p>577</text:p>
          </table:table-cell>
          <table:table-cell office:value-type="string">
            <text:p>Mo15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Montagne</text:p>
          </table:table-cell>
          <table:table-cell office:value-type="string">
            <text:p>Montagne muraille d'Arador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64">
            <text:p>564</text:p>
          </table:table-cell>
          <table:table-cell office:value-type="float" office:value="629">
            <text:p>629</text:p>
          </table:table-cell>
          <table:table-cell office:value-type="float" office:value="572">
            <text:p>572</text:p>
          </table:table-cell>
          <table:table-cell office:value-type="string">
            <text:p>Mo16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Montagne</text:p>
          </table:table-cell>
          <table:table-cell office:value-type="string">
            <text:p>Avant poste d'Arador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74">
            <text:p>574</text:p>
          </table:table-cell>
          <table:table-cell office:value-type="float" office:value="665">
            <text:p>665</text:p>
          </table:table-cell>
          <table:table-cell office:value-type="float" office:value="571">
            <text:p>571</text:p>
          </table:table-cell>
          <table:table-cell office:value-type="string">
            <text:p>Ba2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Bataille</text:p>
          </table:table-cell>
          <table:table-cell office:value-type="string">
            <text:p>Bataille de l'avant poste d'Arador</text:p>
          </table:table-cell>
          <table:table-cell table:number-columns-repeated="3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office:value-type="float" office:value="639">
            <text:p>639</text:p>
          </table:table-cell>
          <table:table-cell office:value-type="float" office:value="514">
            <text:p>514</text:p>
          </table:table-cell>
          <table:table-cell office:value-type="string">
            <text:p>Ba3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Bataille</text:p>
          </table:table-cell>
          <table:table-cell office:value-type="string">
            <text:p>Bataille du gouffre d'Issen</text:p>
          </table:table-cell>
          <table:table-cell table:number-columns-repeated="3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office:value-type="float" office:value="434">
            <text:p>434</text:p>
          </table:table-cell>
          <table:table-cell office:value-type="float" office:value="626">
            <text:p>626</text:p>
          </table:table-cell>
          <table:table-cell office:value-type="string">
            <text:p>Ba4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Bataille</text:p>
          </table:table-cell>
          <table:table-cell office:value-type="string">
            <text:p>Bataille de Lugazag</text:p>
          </table:table-cell>
          <table:table-cell table:number-columns-repeated="3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718">
            <text:p>718</text:p>
          </table:table-cell>
          <table:table-cell office:value-type="float" office:value="806">
            <text:p>806</text:p>
          </table:table-cell>
          <table:table-cell office:value-type="string">
            <text:p>Ho28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office:value-type="float" office:value="414">
            <text:p>414</text:p>
          </table:table-cell>
          <table:table-cell office:value-type="float" office:value="519">
            <text:p>519</text:p>
          </table:table-cell>
          <table:table-cell office:value-type="string">
            <text:p>Po29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41">
            <text:p>541</text:p>
          </table:table-cell>
          <table:table-cell office:value-type="float" office:value="438">
            <text:p>438</text:p>
          </table:table-cell>
          <table:table-cell office:value-type="float" office:value="519">
            <text:p>519</text:p>
          </table:table-cell>
          <table:table-cell office:value-type="string">
            <text:p>Ho29</text:p>
          </table:table-cell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0">
            <text:p>560</text:p>
          </table:table-cell>
          <table:table-cell office:value-type="float" office:value="883">
            <text:p>883</text:p>
          </table:table-cell>
          <table:table-cell office:value-type="float" office:value="549">
            <text:p>549</text:p>
          </table:table-cell>
          <table:table-cell office:value-type="string">
            <text:p>Vier9</text:p>
          </table:table-cell>
          <table:table-cell office:value-type="string">
            <text:p>Eriador</text:p>
          </table:table-cell>
          <table:table-cell table:number-columns-repeated="5"/>
          <table:table-cell office:value-type="string">
            <text:p>Les monts brûmeux s'étenden sur 1280km du nord au sud ils séparent Eriador et le Rhovanion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65">
            <text:p>565</text:p>
          </table:table-cell>
          <table:table-cell office:value-type="float" office:value="736">
            <text:p>736</text:p>
          </table:table-cell>
          <table:table-cell office:value-type="float" office:value="579">
            <text:p>579</text:p>
          </table:table-cell>
          <table:table-cell office:value-type="string">
            <text:p>Ca22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u haut col</text:p>
          </table:table-cell>
          <table:table-cell table:number-columns-repeated="3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office:value-type="float" office:value="760">
            <text:p>760</text:p>
          </table:table-cell>
          <table:table-cell office:value-type="float" office:value="579">
            <text:p>579</text:p>
          </table:table-cell>
          <table:table-cell office:value-type="string">
            <text:p>Ca23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sauvage</text:p>
          </table:table-cell>
          <table:table-cell table:number-columns-repeated="3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office:value-type="float" office:value="598">
            <text:p>598</text:p>
          </table:table-cell>
          <table:table-cell office:value-type="float" office:value="694">
            <text:p>694</text:p>
          </table:table-cell>
          <table:table-cell office:value-type="string">
            <text:p>Lo8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des hautes falaises</text:p>
          </table:table-cell>
          <table:table-cell table:number-columns-repeated="3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office:value-type="float" office:value="860">
            <text:p>860</text:p>
          </table:table-cell>
          <table:table-cell office:value-type="float" office:value="759">
            <text:p>759</text:p>
          </table:table-cell>
          <table:table-cell office:value-type="string">
            <text:p>Ca24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sud</text:p>
          </table:table-cell>
          <table:table-cell table:number-columns-repeated="3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office:value-type="float" office:value="482">
            <text:p>482</text:p>
          </table:table-cell>
          <table:table-cell office:value-type="float" office:value="668">
            <text:p>668</text:p>
          </table:table-cell>
          <table:table-cell office:value-type="string">
            <text:p>Lo9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s fondcombe</text:p>
          </table:table-cell>
          <table:table-cell table:number-columns-repeated="3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office:value-type="float" office:value="829">
            <text:p>829</text:p>
          </table:table-cell>
          <table:table-cell office:value-type="float" office:value="652">
            <text:p>652</text:p>
          </table:table-cell>
          <table:table-cell office:value-type="string">
            <text:p>Lo10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s du haut col</text:p>
          </table:table-cell>
          <table:table-cell table:number-columns-repeated="3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68">
            <text:p>568</text:p>
          </table:table-cell>
          <table:table-cell office:value-type="float" office:value="799">
            <text:p>799</text:p>
          </table:table-cell>
          <table:table-cell office:value-type="float" office:value="761">
            <text:p>761</text:p>
          </table:table-cell>
          <table:table-cell office:value-type="string">
            <text:p>Mo17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Montagne</text:p>
          </table:table-cell>
          <table:table-cell office:value-type="string">
            <text:p>Montagne le haut col</text:p>
          </table:table-cell>
          <table:table-cell/>
          <table:table-cell office:value-type="string">
            <text:p>Empruntée par Bilbon dans le film après avoir essayé de rejoindre la moria via le Caradhas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2">
            <text:p>562</text:p>
          </table:table-cell>
          <table:table-cell office:value-type="float" office:value="857">
            <text:p>857</text:p>
          </table:table-cell>
          <table:table-cell office:value-type="float" office:value="719">
            <text:p>719</text:p>
          </table:table-cell>
          <table:table-cell office:value-type="string">
            <text:p>Fl5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Fleuve</text:p>
          </table:table-cell>
          <table:table-cell office:value-type="string">
            <text:p>Sourrce de la rivière aux iris</text:p>
          </table:table-cell>
          <table:table-cell table:number-columns-repeated="3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852">
            <text:p>852</text:p>
          </table:table-cell>
          <table:table-cell office:value-type="string">
            <text:p>Mo18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Montagne</text:p>
          </table:table-cell>
          <table:table-cell office:value-type="string">
            <text:p>Col du Caradhas</text:p>
          </table:table-cell>
          <table:table-cell table:number-columns-repeated="3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75">
            <text:p>575</text:p>
          </table:table-cell>
          <table:table-cell office:value-type="float" office:value="620">
            <text:p>620</text:p>
          </table:table-cell>
          <table:table-cell office:value-type="float" office:value="555">
            <text:p>555</text:p>
          </table:table-cell>
          <table:table-cell office:value-type="string">
            <text:p>Mo19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Montagne</text:p>
          </table:table-cell>
          <table:table-cell office:value-type="string">
            <text:p>Mont gundabad</text:p>
          </table:table-cell>
          <table:table-cell table:number-columns-repeated="3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55">
            <text:p>555</text:p>
          </table:table-cell>
          <table:table-cell office:value-type="float" office:value="642">
            <text:p>642</text:p>
          </table:table-cell>
          <table:table-cell office:value-type="float" office:value="620">
            <text:p>620</text:p>
          </table:table-cell>
          <table:table-cell office:value-type="string">
            <text:p>Mo20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Montagne</text:p>
          </table:table-cell>
          <table:table-cell office:value-type="string">
            <text:p>Fautes falaises</text:p>
          </table:table-cell>
          <table:table-cell table:number-columns-repeated="3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59">
            <text:p>559</text:p>
          </table:table-cell>
          <table:table-cell office:value-type="float" office:value="782">
            <text:p>782</text:p>
          </table:table-cell>
          <table:table-cell office:value-type="float" office:value="712">
            <text:p>712</text:p>
          </table:table-cell>
          <table:table-cell office:value-type="string">
            <text:p>Mo21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Montagne</text:p>
          </table:table-cell>
          <table:table-cell office:value-type="string">
            <text:p>Helegrod</text:p>
          </table:table-cell>
          <table:table-cell table:number-columns-repeated="3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69">
            <text:p>569</text:p>
          </table:table-cell>
          <table:table-cell office:value-type="float" office:value="806">
            <text:p>806</text:p>
          </table:table-cell>
          <table:table-cell office:value-type="float" office:value="511">
            <text:p>511</text:p>
          </table:table-cell>
          <table:table-cell office:value-type="string">
            <text:p>Po30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table:number-columns-repeated="3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2">
            <text:p>542</text:p>
          </table:table-cell>
          <table:table-cell office:value-type="float" office:value="830">
            <text:p>830</text:p>
          </table:table-cell>
          <table:table-cell office:value-type="float" office:value="571">
            <text:p>571</text:p>
          </table:table-cell>
          <table:table-cell office:value-type="string">
            <text:p>Po31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table:number-columns-repeated="3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2">
            <text:p>532</text:p>
          </table:table-cell>
          <table:table-cell office:value-type="float" office:value="856">
            <text:p>856</text:p>
          </table:table-cell>
          <table:table-cell office:value-type="float" office:value="571">
            <text:p>571</text:p>
          </table:table-cell>
          <table:table-cell office:value-type="string">
            <text:p>Po32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table:number-columns-repeated="3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4">
            <text:p>534</text:p>
          </table:table-cell>
          <table:table-cell office:value-type="float" office:value="658">
            <text:p>658</text:p>
          </table:table-cell>
          <table:table-cell office:value-type="float" office:value="754">
            <text:p>754</text:p>
          </table:table-cell>
          <table:table-cell office:value-type="string">
            <text:p>Ho30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table:number-columns-repeated="3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5">
            <text:p>535</text:p>
          </table:table-cell>
          <table:table-cell office:value-type="float" office:value="682">
            <text:p>682</text:p>
          </table:table-cell>
          <table:table-cell office:value-type="float" office:value="754">
            <text:p>754</text:p>
          </table:table-cell>
          <table:table-cell office:value-type="string">
            <text:p>Ho31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table:number-columns-repeated="3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office:value-type="float" office:value="589">
            <text:p>589</text:p>
          </table:table-cell>
          <table:table-cell office:value-type="float" office:value="736">
            <text:p>736</text:p>
          </table:table-cell>
          <table:table-cell office:value-type="string">
            <text:p>Po33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table:number-columns-repeated="3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533">
            <text:p>533</text:p>
          </table:table-cell>
          <table:table-cell office:value-type="float" office:value="613">
            <text:p>613</text:p>
          </table:table-cell>
          <table:table-cell office:value-type="float" office:value="736">
            <text:p>736</text:p>
          </table:table-cell>
          <table:table-cell office:value-type="string">
            <text:p>Ho32</text:p>
          </table:table-cell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table:number-columns-repeated="3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3">
            <text:p>533</text:p>
          </table:table-cell>
          <table:table-cell office:value-type="float" office:value="873">
            <text:p>873</text:p>
          </table:table-cell>
          <table:table-cell office:value-type="float" office:value="791">
            <text:p>791</text:p>
          </table:table-cell>
          <table:table-cell office:value-type="string">
            <text:p>Vier10</text:p>
          </table:table-cell>
          <table:table-cell office:value-type="string">
            <text:p>Eriador</text:p>
          </table:table-cell>
          <table:table-cell table:number-columns-repeated="4"/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3">
            <text:p>533</text:p>
          </table:table-cell>
          <table:table-cell office:value-type="float" office:value="610">
            <text:p>610</text:p>
          </table:table-cell>
          <table:table-cell office:value-type="float" office:value="594">
            <text:p>594</text:p>
          </table:table-cell>
          <table:table-cell office:value-type="string">
            <text:p>Ba5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Bataille</text:p>
          </table:table-cell>
          <table:table-cell office:value-type="string">
            <text:p>Bataille d'Isengard</text:p>
          </table:table-cell>
          <table:table-cell table:number-columns-repeated="3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606">
            <text:p>606</text:p>
          </table:table-cell>
          <table:table-cell office:value-type="float" office:value="650">
            <text:p>650</text:p>
          </table:table-cell>
          <table:table-cell office:value-type="string">
            <text:p>Ba6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Bataille</text:p>
          </table:table-cell>
          <table:table-cell office:value-type="string">
            <text:p>Bataille de Hornburg</text:p>
          </table:table-cell>
          <table:table-cell table:number-columns-repeated="3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7">
            <text:p>537</text:p>
          </table:table-cell>
          <table:table-cell office:value-type="float" office:value="634">
            <text:p>634</text:p>
          </table:table-cell>
          <table:table-cell office:value-type="float" office:value="565">
            <text:p>565</text:p>
          </table:table-cell>
          <table:table-cell office:value-type="string">
            <text:p>Ca25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'Isengard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21">
            <text:p>521</text:p>
          </table:table-cell>
          <table:table-cell office:value-type="float" office:value="658">
            <text:p>658</text:p>
          </table:table-cell>
          <table:table-cell office:value-type="float" office:value="565">
            <text:p>565</text:p>
          </table:table-cell>
          <table:table-cell office:value-type="string">
            <text:p>Au14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Auberge</text:p>
          </table:table-cell>
          <table:table-cell office:value-type="string">
            <text:p>Forge d'Isengard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21">
            <text:p>521</text:p>
          </table:table-cell>
          <table:table-cell office:value-type="float" office:value="682">
            <text:p>682</text:p>
          </table:table-cell>
          <table:table-cell office:value-type="float" office:value="565">
            <text:p>565</text:p>
          </table:table-cell>
          <table:table-cell office:value-type="string">
            <text:p>Ca26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s orcs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1">
            <text:p>531</text:p>
          </table:table-cell>
          <table:table-cell office:value-type="float" office:value="702">
            <text:p>702</text:p>
          </table:table-cell>
          <table:table-cell office:value-type="float" office:value="565">
            <text:p>565</text:p>
          </table:table-cell>
          <table:table-cell office:value-type="string">
            <text:p>Ho33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38">
            <text:p>538</text:p>
          </table:table-cell>
          <table:table-cell office:value-type="float" office:value="726">
            <text:p>726</text:p>
          </table:table-cell>
          <table:table-cell office:value-type="float" office:value="565">
            <text:p>565</text:p>
          </table:table-cell>
          <table:table-cell office:value-type="string">
            <text:p>Po34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8">
            <text:p>538</text:p>
          </table:table-cell>
          <table:table-cell office:value-type="float" office:value="470">
            <text:p>470</text:p>
          </table:table-cell>
          <table:table-cell office:value-type="float" office:value="640">
            <text:p>640</text:p>
          </table:table-cell>
          <table:table-cell office:value-type="string">
            <text:p>Ca26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ouest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7">
            <text:p>537</text:p>
          </table:table-cell>
          <table:table-cell office:value-type="float" office:value="494">
            <text:p>494</text:p>
          </table:table-cell>
          <table:table-cell office:value-type="float" office:value="640">
            <text:p>640</text:p>
          </table:table-cell>
          <table:table-cell office:value-type="string">
            <text:p>Po35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5">
            <text:p>535</text:p>
          </table:table-cell>
          <table:table-cell office:value-type="float" office:value="518">
            <text:p>518</text:p>
          </table:table-cell>
          <table:table-cell office:value-type="float" office:value="640">
            <text:p>640</text:p>
          </table:table-cell>
          <table:table-cell office:value-type="string">
            <text:p>Ho34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4">
            <text:p>534</text:p>
          </table:table-cell>
          <table:table-cell office:value-type="float" office:value="642">
            <text:p>642</text:p>
          </table:table-cell>
          <table:table-cell office:value-type="float" office:value="758">
            <text:p>758</text:p>
          </table:table-cell>
          <table:table-cell office:value-type="string">
            <text:p>Ca27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sud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21">
            <text:p>521</text:p>
          </table:table-cell>
          <table:table-cell office:value-type="float" office:value="666">
            <text:p>666</text:p>
          </table:table-cell>
          <table:table-cell office:value-type="float" office:value="758">
            <text:p>758</text:p>
          </table:table-cell>
          <table:table-cell office:value-type="string">
            <text:p>Ho35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5">
            <text:p>535</text:p>
          </table:table-cell>
          <table:table-cell office:value-type="float" office:value="690">
            <text:p>690</text:p>
          </table:table-cell>
          <table:table-cell office:value-type="float" office:value="758">
            <text:p>758</text:p>
          </table:table-cell>
          <table:table-cell office:value-type="string">
            <text:p>Po36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2">
            <text:p>532</text:p>
          </table:table-cell>
          <table:table-cell office:value-type="float" office:value="771">
            <text:p>771</text:p>
          </table:table-cell>
          <table:table-cell office:value-type="float" office:value="530">
            <text:p>530</text:p>
          </table:table-cell>
          <table:table-cell office:value-type="string">
            <text:p>Fl6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Fleuve</text:p>
          </table:table-cell>
          <table:table-cell office:value-type="string">
            <text:p>Fleuve Isen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4">
            <text:p>534</text:p>
          </table:table-cell>
          <table:table-cell office:value-type="float" office:value="380">
            <text:p>380</text:p>
          </table:table-cell>
          <table:table-cell office:value-type="float" office:value="618">
            <text:p>618</text:p>
          </table:table-cell>
          <table:table-cell office:value-type="string">
            <text:p>Mo22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Montagne</text:p>
          </table:table-cell>
          <table:table-cell office:value-type="string">
            <text:p>Montagnes du pays de Dun 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5">
            <text:p>535</text:p>
          </table:table-cell>
          <table:table-cell office:value-type="float" office:value="554">
            <text:p>554</text:p>
          </table:table-cell>
          <table:table-cell office:value-type="float" office:value="764">
            <text:p>764</text:p>
          </table:table-cell>
          <table:table-cell office:value-type="string">
            <text:p>Lo11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d'Isengard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37">
            <text:p>537</text:p>
          </table:table-cell>
          <table:table-cell office:value-type="float" office:value="560">
            <text:p>560</text:p>
          </table:table-cell>
          <table:table-cell office:value-type="float" office:value="566">
            <text:p>566</text:p>
          </table:table-cell>
          <table:table-cell office:value-type="string">
            <text:p>Po37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6">
            <text:p>536</text:p>
          </table:table-cell>
          <table:table-cell office:value-type="float" office:value="584">
            <text:p>584</text:p>
          </table:table-cell>
          <table:table-cell office:value-type="float" office:value="566">
            <text:p>566</text:p>
          </table:table-cell>
          <table:table-cell office:value-type="string">
            <text:p>Po38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64">
            <text:p>564</text:p>
          </table:table-cell>
          <table:table-cell office:value-type="float" office:value="608">
            <text:p>608</text:p>
          </table:table-cell>
          <table:table-cell office:value-type="float" office:value="566">
            <text:p>566</text:p>
          </table:table-cell>
          <table:table-cell office:value-type="string">
            <text:p>Ho36</text:p>
          </table:table-cell>
          <table:table-cell office:value-type="string">
            <text:p>Eriador</text:p>
          </table:table-cell>
          <table:table-cell office:value-type="string">
            <text:p>Nan curuni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74">
            <text:p>574</text:p>
          </table:table-cell>
          <table:table-cell office:value-type="float" office:value="668">
            <text:p>668</text:p>
          </table:table-cell>
          <table:table-cell office:value-type="float" office:value="632">
            <text:p>632</text:p>
          </table:table-cell>
          <table:table-cell office:value-type="string">
            <text:p>Vier11</text:p>
          </table:table-cell>
          <table:table-cell office:value-type="string">
            <text:p>Eriador</text:p>
          </table:table-cell>
          <table:table-cell table:number-columns-repeated="6"/>
          <table:table-cell office:value-type="float" office:value="7100">
            <text:p>7100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office:value-type="float" office:value="576">
            <text:p>576</text:p>
          </table:table-cell>
          <table:table-cell office:value-type="float" office:value="673">
            <text:p>673</text:p>
          </table:table-cell>
          <table:table-cell office:value-type="string">
            <text:p>Vipab0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Village</text:p>
          </table:table-cell>
          <table:table-cell office:value-type="string">
            <text:p>Bree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office:value-type="float" office:value="600">
            <text:p>600</text:p>
          </table:table-cell>
          <table:table-cell office:value-type="float" office:value="673">
            <text:p>673</text:p>
          </table:table-cell>
          <table:table-cell office:value-type="string">
            <text:p>Au15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Auberge</text:p>
          </table:table-cell>
          <table:table-cell office:value-type="string">
            <text:p>Auberge du poney fringant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671">
            <text:p>671</text:p>
          </table:table-cell>
          <table:table-cell office:value-type="float" office:value="738">
            <text:p>738</text:p>
          </table:table-cell>
          <table:table-cell office:value-type="string">
            <text:p>Fo20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Forêt</text:p>
          </table:table-cell>
          <table:table-cell office:value-type="string">
            <text:p>Bois de chet sud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office:value-type="float" office:value="561">
            <text:p>561</text:p>
          </table:table-cell>
          <table:table-cell office:value-type="float" office:value="665">
            <text:p>665</text:p>
          </table:table-cell>
          <table:table-cell office:value-type="string">
            <text:p>Lo18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de Bree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1">
            <text:p>541</text:p>
          </table:table-cell>
          <table:table-cell office:value-type="float" office:value="667">
            <text:p>667</text:p>
          </table:table-cell>
          <table:table-cell office:value-type="float" office:value="701">
            <text:p>701</text:p>
          </table:table-cell>
          <table:table-cell office:value-type="string">
            <text:p>Ca28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Staddel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0">
            <text:p>560</text:p>
          </table:table-cell>
          <table:table-cell office:value-type="float" office:value="650">
            <text:p>650</text:p>
          </table:table-cell>
          <table:table-cell office:value-type="float" office:value="653">
            <text:p>653</text:p>
          </table:table-cell>
          <table:table-cell office:value-type="string">
            <text:p>Vipab1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Village</text:p>
          </table:table-cell>
          <table:table-cell office:value-type="string">
            <text:p>Combe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65">
            <text:p>565</text:p>
          </table:table-cell>
          <table:table-cell office:value-type="float" office:value="674">
            <text:p>674</text:p>
          </table:table-cell>
          <table:table-cell office:value-type="float" office:value="653">
            <text:p>653</text:p>
          </table:table-cell>
          <table:table-cell office:value-type="string">
            <text:p>Au15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Auberge</text:p>
          </table:table-cell>
          <table:table-cell office:value-type="string">
            <text:p>Auberge de Combe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office:value-type="float" office:value="777">
            <text:p>777</text:p>
          </table:table-cell>
          <table:table-cell office:value-type="float" office:value="565">
            <text:p>565</text:p>
          </table:table-cell>
          <table:table-cell office:value-type="string">
            <text:p>Fo20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Forêt</text:p>
          </table:table-cell>
          <table:table-cell office:value-type="string">
            <text:p>Bois de chet lointain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office:value-type="float" office:value="326">
            <text:p>326</text:p>
          </table:table-cell>
          <table:table-cell office:value-type="float" office:value="734">
            <text:p>734</text:p>
          </table:table-cell>
          <table:table-cell office:value-type="string">
            <text:p>Vipab2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Village</text:p>
          </table:table-cell>
          <table:table-cell office:value-type="string">
            <text:p>Pays de Bouc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office:value-type="float" office:value="360">
            <text:p>360</text:p>
          </table:table-cell>
          <table:table-cell office:value-type="float" office:value="734">
            <text:p>734</text:p>
          </table:table-cell>
          <table:table-cell office:value-type="string">
            <text:p>Lo19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Pays de Bouc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office:value-type="float" office:value="486">
            <text:p>486</text:p>
          </table:table-cell>
          <table:table-cell office:value-type="float" office:value="750">
            <text:p>750</text:p>
          </table:table-cell>
          <table:table-cell office:value-type="string">
            <text:p>Mo23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Montagne</text:p>
          </table:table-cell>
          <table:table-cell office:value-type="string">
            <text:p>Hauts des galgals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office:value-type="float" office:value="775">
            <text:p>775</text:p>
          </table:table-cell>
          <table:table-cell office:value-type="float" office:value="618">
            <text:p>618</text:p>
          </table:table-cell>
          <table:table-cell office:value-type="string">
            <text:p>Fo21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Forêt</text:p>
          </table:table-cell>
          <table:table-cell office:value-type="string">
            <text:p>Bois de chet nord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55">
            <text:p>555</text:p>
          </table:table-cell>
          <table:table-cell office:value-type="float" office:value="867">
            <text:p>867</text:p>
          </table:table-cell>
          <table:table-cell office:value-type="float" office:value="674">
            <text:p>674</text:p>
          </table:table-cell>
          <table:table-cell office:value-type="string">
            <text:p>Fl7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Fleuve</text:p>
          </table:table-cell>
          <table:table-cell office:value-type="string">
            <text:p>Gorge de l'eau aux cousiins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59">
            <text:p>559</text:p>
          </table:table-cell>
          <table:table-cell office:value-type="float" office:value="668">
            <text:p>668</text:p>
          </table:table-cell>
          <table:table-cell office:value-type="float" office:value="575">
            <text:p>575</text:p>
          </table:table-cell>
          <table:table-cell office:value-type="string">
            <text:p>Ca28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Archet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69">
            <text:p>569</text:p>
          </table:table-cell>
          <table:table-cell office:value-type="float" office:value="530">
            <text:p>530</text:p>
          </table:table-cell>
          <table:table-cell office:value-type="float" office:value="651">
            <text:p>651</text:p>
          </table:table-cell>
          <table:table-cell office:value-type="string">
            <text:p>Ca29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miliciens de Bree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42">
            <text:p>542</text:p>
          </table:table-cell>
          <table:table-cell office:value-type="float" office:value="554">
            <text:p>554</text:p>
          </table:table-cell>
          <table:table-cell office:value-type="float" office:value="651">
            <text:p>651</text:p>
          </table:table-cell>
          <table:table-cell office:value-type="string">
            <text:p>Ho37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2">
            <text:p>532</text:p>
          </table:table-cell>
          <table:table-cell office:value-type="float" office:value="578">
            <text:p>578</text:p>
          </table:table-cell>
          <table:table-cell office:value-type="float" office:value="651">
            <text:p>651</text:p>
          </table:table-cell>
          <table:table-cell office:value-type="string">
            <text:p>Ho38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4">
            <text:p>534</text:p>
          </table:table-cell>
          <table:table-cell office:value-type="float" office:value="590">
            <text:p>590</text:p>
          </table:table-cell>
          <table:table-cell office:value-type="float" office:value="702">
            <text:p>702</text:p>
          </table:table-cell>
          <table:table-cell office:value-type="string">
            <text:p>Po39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35">
            <text:p>535</text:p>
          </table:table-cell>
          <table:table-cell office:value-type="float" office:value="614">
            <text:p>614</text:p>
          </table:table-cell>
          <table:table-cell office:value-type="float" office:value="654">
            <text:p>654</text:p>
          </table:table-cell>
          <table:table-cell office:value-type="string">
            <text:p>Po40</text:p>
          </table:table-cell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office:value-type="float" office:value="806">
            <text:p>806</text:p>
          </table:table-cell>
          <table:table-cell office:value-type="float" office:value="786">
            <text:p>786</text:p>
          </table:table-cell>
          <table:table-cell office:value-type="string">
            <text:p>Vier12</text:p>
          </table:table-cell>
          <table:table-cell office:value-type="string">
            <text:p>Eriador</text:p>
          </table:table-cell>
          <table:table-cell table:number-columns-repeated="7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64">
            <text:p>564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74">
            <text:p>574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41">
            <text:p>541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0">
            <text:p>560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65">
            <text:p>565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68">
            <text:p>568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2">
            <text:p>562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70">
            <text:p>570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75">
            <text:p>575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55">
            <text:p>555</text:p>
          </table:table-cell>
          <table:table-cell office:value-type="float" office:value="741">
            <text:p>741</text:p>
          </table:table-cell>
          <table:table-cell office:value-type="float" office:value="619">
            <text:p>619</text:p>
          </table:table-cell>
          <table:table-cell office:value-type="string">
            <text:p>Vier13</text:p>
          </table:table-cell>
          <table:table-cell office:value-type="string">
            <text:p>Eriador</text:p>
          </table:table-cell>
          <table:table-cell table:number-columns-repeated="7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59">
            <text:p>559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69">
            <text:p>569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2">
            <text:p>542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2">
            <text:p>532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4">
            <text:p>534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5">
            <text:p>535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533">
            <text:p>533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3">
            <text:p>533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3">
            <text:p>533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7">
            <text:p>537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21">
            <text:p>521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21">
            <text:p>521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31">
            <text:p>531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38">
            <text:p>538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38">
            <text:p>538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7">
            <text:p>537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35">
            <text:p>535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34">
            <text:p>534</text:p>
          </table:table-cell>
          <table:table-cell office:value-type="float" office:value="874">
            <text:p>874</text:p>
          </table:table-cell>
          <table:table-cell office:value-type="float" office:value="609">
            <text:p>609</text:p>
          </table:table-cell>
          <table:table-cell office:value-type="string">
            <text:p>Vier14</text:p>
          </table:table-cell>
          <table:table-cell office:value-type="string">
            <text:p>Eriador</text:p>
          </table:table-cell>
          <table:table-cell table:number-columns-repeated="7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21">
            <text:p>521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35">
            <text:p>535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32">
            <text:p>532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34">
            <text:p>534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35">
            <text:p>535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37">
            <text:p>537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6">
            <text:p>536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64">
            <text:p>564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74">
            <text:p>574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41">
            <text:p>541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0">
            <text:p>560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65">
            <text:p>565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table:number-columns-repeated="3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2">
            <text:p>692</text:p>
          </table:table-cell>
          <table:table-cell office:value-type="float" office:value="600">
            <text:p>600</text:p>
          </table:table-cell>
          <table:table-cell office:value-type="string">
            <text:p>Vigo0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6">
            <text:p>566</text:p>
          </table:table-cell>
          <table:table-cell office:value-type="float" office:value="676">
            <text:p>676</text:p>
          </table:table-cell>
          <table:table-cell office:value-type="string">
            <text:p>Vigo1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3">
            <text:p>693</text:p>
          </table:table-cell>
          <table:table-cell office:value-type="float" office:value="657">
            <text:p>657</text:p>
          </table:table-cell>
          <table:table-cell office:value-type="string">
            <text:p>Vigo2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1">
            <text:p>451</text:p>
          </table:table-cell>
          <table:table-cell office:value-type="float" office:value="636">
            <text:p>636</text:p>
          </table:table-cell>
          <table:table-cell office:value-type="string">
            <text:p>Vigo3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6">
            <text:p>606</text:p>
          </table:table-cell>
          <table:table-cell office:value-type="float" office:value="573">
            <text:p>573</text:p>
          </table:table-cell>
          <table:table-cell office:value-type="string">
            <text:p>Vigo4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2">
            <text:p>692</text:p>
          </table:table-cell>
          <table:table-cell office:value-type="float" office:value="502">
            <text:p>502</text:p>
          </table:table-cell>
          <table:table-cell office:value-type="string">
            <text:p>Vigo5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7">
            <text:p>677</text:p>
          </table:table-cell>
          <table:table-cell office:value-type="float" office:value="625">
            <text:p>625</text:p>
          </table:table-cell>
          <table:table-cell office:value-type="string">
            <text:p>Vigo6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2">
            <text:p>742</text:p>
          </table:table-cell>
          <table:table-cell office:value-type="float" office:value="627">
            <text:p>627</text:p>
          </table:table-cell>
          <table:table-cell office:value-type="string">
            <text:p>Vigo7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8">
            <text:p>468</text:p>
          </table:table-cell>
          <table:table-cell office:value-type="float" office:value="656">
            <text:p>656</text:p>
          </table:table-cell>
          <table:table-cell office:value-type="string">
            <text:p>Virh0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12">
            <text:p>612</text:p>
          </table:table-cell>
          <table:table-cell office:value-type="float" office:value="576">
            <text:p>576</text:p>
          </table:table-cell>
          <table:table-cell office:value-type="string">
            <text:p>Virh1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9">
            <text:p>539</text:p>
          </table:table-cell>
          <table:table-cell office:value-type="float" office:value="628">
            <text:p>628</text:p>
          </table:table-cell>
          <table:table-cell office:value-type="string">
            <text:p>Virh2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06">
            <text:p>506</text:p>
          </table:table-cell>
          <table:table-cell office:value-type="float" office:value="592">
            <text:p>592</text:p>
          </table:table-cell>
          <table:table-cell office:value-type="string">
            <text:p>Virh3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35">
            <text:p>435</text:p>
          </table:table-cell>
          <table:table-cell office:value-type="float" office:value="582">
            <text:p>582</text:p>
          </table:table-cell>
          <table:table-cell office:value-type="string">
            <text:p>Virh4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0">
            <text:p>550</text:p>
          </table:table-cell>
          <table:table-cell office:value-type="float" office:value="677">
            <text:p>677</text:p>
          </table:table-cell>
          <table:table-cell office:value-type="string">
            <text:p>Virh5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3">
            <text:p>463</text:p>
          </table:table-cell>
          <table:table-cell office:value-type="float" office:value="716">
            <text:p>716</text:p>
          </table:table-cell>
          <table:table-cell office:value-type="string">
            <text:p>Virh6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30/12/2016</text:date>, <text:time>16:0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22:58:16.57</meta:creation-date>
    <dc:date>2016-12-30T16:00:13.07</dc:date>
    <meta:editing-duration>P1DT4H45M15S</meta:editing-duration>
    <meta:editing-cycles>30</meta:editing-cycles>
    <meta:generator>OpenOffice/4.0.0$Win32 OpenOffice.org_project/400m3$Build-9702</meta:generator>
    <meta:document-statistic meta:table-count="3" meta:cell-count="3412" meta:object-count="0"/>
  </office:meta>
</office:document-meta>
</file>